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1000002190000009D25D26EDA.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office:font-face-decls>
  <office:automatic-styles>
    <style:style style:name="Table7" style:family="table">
      <style:table-properties style:width="14.651cm" fo:margin-left="0cm" fo:margin-right="0cm" table:align="margins" style:may-break-between-rows="false"/>
    </style:style>
    <style:style style:name="Table7.A" style:family="table-column">
      <style:table-column-properties style:column-width="2.337cm" style:rel-column-width="10456*"/>
    </style:style>
    <style:style style:name="Table7.B" style:family="table-column">
      <style:table-column-properties style:column-width="2.362cm" style:rel-column-width="10567*"/>
    </style:style>
    <style:style style:name="Table7.C" style:family="table-column">
      <style:table-column-properties style:column-width="6.479cm" style:rel-column-width="28979*"/>
    </style:style>
    <style:style style:name="Table7.D" style:family="table-column">
      <style:table-column-properties style:column-width="3.473cm" style:rel-column-width="1553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2" style:family="table">
      <style:table-properties style:width="14.651cm" table:align="margins"/>
    </style:style>
    <style:style style:name="Table2.A" style:family="table-column">
      <style:table-column-properties style:column-width="3.15cm" style:rel-column-width="14095*"/>
    </style:style>
    <style:style style:name="Table2.B" style:family="table-column">
      <style:table-column-properties style:column-width="3.806cm" style:rel-column-width="17030*"/>
    </style:style>
    <style:style style:name="Table2.C" style:family="table-column">
      <style:table-column-properties style:column-width="7.692cm" style:rel-column-width="3441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4.651cm" table:align="margins"/>
    </style:style>
    <style:style style:name="Table3.A" style:family="table-column">
      <style:table-column-properties style:column-width="1.503cm" style:rel-column-width="852*"/>
    </style:style>
    <style:style style:name="Table3.B" style:family="table-column">
      <style:table-column-properties style:column-width="0.785cm" style:rel-column-width="445*"/>
    </style:style>
    <style:style style:name="Table3.C" style:family="table-column">
      <style:table-column-properties style:column-width="12.36cm" style:rel-column-width="7006*"/>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itle" style:master-page-name="First_20_Page"/>
    <style:style style:name="P2" style:family="paragraph" style:parent-style-name="Text_20_body">
      <style:paragraph-properties fo:margin-top="2cm" fo:margin-bottom="0.21cm" fo:text-align="end" style:justify-single-word="false"/>
      <style:text-properties style:font-name="Helvetica2" fo:font-size="12pt" fo:font-style="italic" fo:font-weight="normal"/>
    </style:style>
    <style:style style:name="P3" style:family="paragraph" style:parent-style-name="Date" style:master-page-name="">
      <style:paragraph-properties fo:margin-top="3cm" fo:margin-bottom="0.499cm" fo:text-align="end" style:justify-single-word="false"/>
      <style:text-properties style:font-name="Helvetica" fo:font-size="16pt" fo:font-style="normal"/>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4.651cm" style:type="right" style:leader-style="dotted" style:leader-text="."/>
        </style:tab-stops>
      </style:paragraph-properties>
    </style:style>
    <style:style style:name="P6" style:family="paragraph" style:parent-style-name="Contents_20_2">
      <style:paragraph-properties>
        <style:tab-stops>
          <style:tab-stop style:position="14.152cm" style:type="right" style:leader-style="dotted" style:leader-text="."/>
        </style:tab-stops>
      </style:paragraph-properties>
    </style:style>
    <style:style style:name="P7" style:family="paragraph" style:parent-style-name="Contents_20_3">
      <style:paragraph-properties>
        <style:tab-stops>
          <style:tab-stop style:position="13.653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list-style-name="L2"/>
    <style:style style:name="P10" style:family="paragraph" style:parent-style-name="Text_20_body" style:list-style-name="L3"/>
    <style:style style:name="fr1" style:family="graphic" style:parent-style-name="Graphics">
      <style:graphic-properties style:protect="content size position" style:vertical-pos="bottom" style:vertical-rel="page-content" style:horizontal-pos="right"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5081" number:language="en" number:country="GB">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s>
      <text:user-field-decls>
        <text:user-field-decl office:value-type="string" office:string-value="Trykk her og skriv" text:name="Prosjektnavn"/>
      </text:user-field-decls>
      <draw:frame draw:style-name="fr1" draw:name="Graphic1" text:anchor-type="page" text:anchor-page-number="1" svg:width="7.318cm" style:rel-width="50%" svg:height="2.14cm" style:rel-height="scale" draw:z-index="0">
        <draw:image xlink:href="Pictures/20000001000002190000009D25D26EDA.svm" xlink:type="simple" xlink:show="embed" xlink:actuate="onLoad"/>
      </draw:frame>
      <text:p text:style-name="P1">Technical documentation</text:p>
      <text:p text:style-name="Subtitle"><text:reference-mark-start text:name="title"/>libfmcol User Manual<text:reference-mark-end text:name="title"/></text:p>
      <text:p text:style-name="P2"/>
      <text:p text:style-name="P3"><text:modification-date style:data-style-name="N5081">28. February 2008</text:modification-date></text:p>
      <text:p text:style-name="Standard"/>
      <text:p text:style-name="Heading">Revision history</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able:protected="true">
            <text:p text:style-name="Table_20_Heading">Version</text:p>
          </table:table-cell>
          <table:table-cell table:style-name="Table7.A1" office:value-type="string" table:protected="true">
            <text:p text:style-name="Table_20_Heading">Date</text:p>
          </table:table-cell>
          <table:table-cell table:style-name="Table7.A1" office:value-type="string" table:protected="true">
            <text:p text:style-name="Table_20_Heading">Comment</text:p>
          </table:table-cell>
          <table:table-cell table:style-name="Table7.D1" office:value-type="string" table:protected="true">
            <text:p text:style-name="Table_20_Heading">Responsible</text:p>
          </table:table-cell>
        </table:table-row>
        <table:table-row>
          <table:table-cell table:style-name="Table7.A2" office:value-type="string">
            <text:p text:style-name="Table_20_Contents">Version 0.1</text:p>
          </table:table-cell>
          <table:table-cell table:style-name="Table7.A2" office:value-type="string">
            <text:p text:style-name="Table_20_Contents">02.05.2007</text:p>
          </table:table-cell>
          <table:table-cell table:style-name="Table7.A2" office:value-type="string">
            <text:p text:style-name="Table_20_Contents">First documentation.</text:p>
          </table:table-cell>
          <table:table-cell table:style-name="Table7.D2" office:value-type="string">
            <text:p text:style-name="Table_20_Contents">Øystein Godøy</text:p>
          </table:table-cell>
        </table:table-row>
        <table:table-row>
          <table:table-cell table:style-name="Table7.A2" office:value-type="string">
            <text:p text:style-name="Table_20_Contents">Version 0.2</text:p>
          </table:table-cell>
          <table:table-cell table:style-name="Table7.A2" office:value-type="string">
            <text:p text:style-name="Table_20_Contents">28.02.2008</text:p>
          </table:table-cell>
          <table:table-cell table:style-name="Table7.A2" office:value-type="string">
            <text:p text:style-name="Table_20_Contents">Added some more description.</text:p>
          </table:table-cell>
          <table:table-cell table:style-name="Table7.D2" office:value-type="string">
            <text:p text:style-name="Table_20_Contents">Øystein Godøy</text:p>
          </table:table-cell>
        </table:table-row>
      </table:table>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1 Introduction<text:tab/>4</text:p>
          <text:p text:style-name="P6">1.1 What<text:tab/>4</text:p>
          <text:p text:style-name="P6">1.2 Why<text:tab/>4</text:p>
          <text:p text:style-name="P6">1.3 Where<text:tab/>4</text:p>
          <text:p text:style-name="P6">1.4 Who<text:tab/>4</text:p>
          <text:p text:style-name="P5">2 Compilation and implementation<text:tab/>4</text:p>
          <text:p text:style-name="P6">2.1 Requirements<text:tab/>4</text:p>
          <text:p text:style-name="P6">2.2 Compilation<text:tab/>5</text:p>
          <text:p text:style-name="P6">2.3 Known problems<text:tab/>5</text:p>
          <text:p text:style-name="P5">3 Description<text:tab/>5</text:p>
          <text:p text:style-name="P5">4 Library variables and structures<text:tab/>6</text:p>
          <text:p text:style-name="P6">4.1 Definitions<text:tab/>6</text:p>
          <text:p text:style-name="P7">4.1.2 fmcolaccess.h<text:tab/>9</text:p>
          <text:p text:style-name="P7">4.1.3 avhrr_stdat.h<text:tab/>16</text:p>
          <text:p text:style-name="P7">4.1.4 nwp_read.h<text:tab/>17</text:p>
          <text:p text:style-name="P7">4.1.5 nwp_stdat.h<text:tab/>18</text:p>
          <text:p text:style-name="P7">4.1.6 safssi_stdat.h<text:tab/>20</text:p>
          <text:p text:style-name="P7">4.1.7 safcm_stdat.h<text:tab/>21</text:p>
          <text:p text:style-name="P7">4.1.8 stdats4hdf.h<text:tab/>22</text:p>
          <text:p text:style-name="P7">4.1.9 std_stdat.h<text:tab/>23</text:p>
          <text:p text:style-name="P5">5 Library functions<text:tab/>24</text:p>
          <text:p text:style-name="P6">5.1 Writing<text:tab/>24</text:p>
          <text:p text:style-name="P6">5.2 Reading<text:tab/>24</text:p>
          <text:p text:style-name="P6">5.3 Internal<text:tab/>24</text:p>
        </text:index-body>
      </text:table-of-content>
      <text:p text:style-name="Standard"/>
      <text:h text:style-name="P8" text:outline-level="1">Introduction</text:h>
      <text:h text:style-name="Heading_20_2" text:outline-level="2">What</text:h>
      <text:p text:style-name="Text_20_body"><text:span text:style-name="Source_20_Text">libfmcol</text:span> is a C library that is used for collocation of various data sources (e.g. AVHRR imagery, OSISAF, NWCSAF, NWP and in situ observations. It is specifically developed for the needs at the Norwegian Meteorological Institute, but might be useful to other as well.</text:p>
      <text:h text:style-name="Heading_20_2" text:outline-level="2">Why</text:h>
      <text:p text:style-name="Text_20_body"><text:span text:style-name="Source_20_Text">libfmcol</text:span> have been developed to collect training and validation data when developing remote sensing products. </text:p>
      <text:h text:style-name="Heading_20_2" text:outline-level="2">Where</text:h>
      <text:p text:style-name="Text_20_body"><text:span text:style-name="Source_20_Text">libfmcol</text:span> have been developed for the following purposes:</text:p>
      <text:list text:style-name="L2">
        <text:list-item>
          <text:p text:style-name="P9">Research and development at the Norwegian Meteorological Institute</text:p>
        </text:list-item>
        <text:list-item>
          <text:p text:style-name="P9">Operational processing of remote sensing data at the Norwegian Meteorological Institute</text:p>
        </text:list-item>
      </text:list>
      <text:h text:style-name="Heading_20_2" text:outline-level="2">Who</text:h>
      <text:p text:style-name="Text_20_body"><text:span text:style-name="Source_20_Text">libfmcol</text:span> have been developed by scientists employed by the Norwegian Meteorological Institute. However, the library is free to be used by anyone that would find it useful. It is distributed using <text:a xlink:type="simple" xlink:href="http://www.gnu.org/copyleft/gpl.html">GNU General Public License</text:a> when it is built without <text:a xlink:type="simple" xlink:href="http://proj.maptools.org/">PROJ.4</text:a> support. PROJ.4 is distributed using a MIT license. See the PROJ.4 homepage for details on the PROJ.4 license. </text:p>
      <text:p text:style-name="Text_20_body">The following persons have been involved in the software development:</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Name</text:p>
            </table:table-cell>
            <table:table-cell table:style-name="Table2.A1" office:value-type="string">
              <text:p text:style-name="Table_20_Heading">Function</text:p>
            </table:table-cell>
            <table:table-cell table:style-name="Table2.C1" office:value-type="string">
              <text:p text:style-name="Table_20_Heading">Affiliation</text:p>
            </table:table-cell>
          </table:table-row>
        </table:table-header-rows>
        <table:table-row>
          <table:table-cell table:style-name="Table2.A2" office:value-type="string">
            <text:p text:style-name="Table_20_Contents">Øystein Godøy</text:p>
          </table:table-cell>
          <table:table-cell table:style-name="Table2.A2" office:value-type="string">
            <text:p text:style-name="Table_20_Contents">Coordinator, Software development</text:p>
          </table:table-cell>
          <table:table-cell table:style-name="Table2.C2" office:value-type="string">
            <text:p text:style-name="Table_20_Contents">Norwegian Meteorological Institute (<text:a xlink:type="simple" xlink:href="http://www.met.no/">http://www.met.no/</text:a>)</text:p>
          </table:table-cell>
        </table:table-row>
      </table:table>
      <text:p text:style-name="Text_20_body"/>
      <text:h text:style-name="Heading_20_1" text:outline-level="1">Compilation and implementation</text:h>
      <text:h text:style-name="Heading_20_2" text:outline-level="2">Requirements</text:h>
      <text:p text:style-name="Text_20_body"><text:span text:style-name="Source_20_Text">libfmcol</text:span> have some functionality that relies on the <text:a xlink:type="simple" xlink:href="http://proj.maptools.org/">PROJ.4</text:a>, <text:span text:style-name="Source_20_Text">libosihdf5</text:span> and <text:span text:style-name="Source_20_Text">libsmhi_saf</text:span> libraries. However, the library can be built without these libraries. The functionality requiring PROJ.4 will then be disabled. <text:span text:style-name="Source_20_Text">libhdf5</text:span>, <text:span text:style-name="Source_20_Text">libfmutil</text:span> and <text:span text:style-name="Source_20_Text">libfmio</text:span> are mandatory libraries.</text:p>
      <text:p text:style-name="Text_20_body"><text:span text:style-name="Source_20_Text">libfmcol</text:span> have been developed on a Linux system running Fedora Core 3 and Fedora Core 5. Although being developed for portability, this has not been thoroughly tested yet.</text:p>
      <text:h text:style-name="Heading_20_2" text:outline-level="2">Compilation</text:h>
      <text:p text:style-name="Text_20_body">The following steps are required to build the software:</text:p>
      <text:list text:style-name="L3">
        <text:list-item>
          <text:p text:style-name="P10">Unpack the library (distributed as a gzipped tarball) using <text:span text:style-name="Source_20_Text">tar xvzf libfmcol.tgz</text:span></text:p>
        </text:list-item>
        <text:list-item>
          <text:p text:style-name="P10">execute<text:span text:style-name="Source_20_Text"> configure</text:span>. The <text:span text:style-name="Source_20_Text">–help</text:span> option of <text:span text:style-name="Source_20_Text">configure</text:span> will list options. If e.g. PROJ.4 support is not needed, use <text:span text:style-name="Source_20_Text">–without-proj</text:span>. If reconfiguration of the system is required, remember to run <text:span text:style-name="Source_20_Text">make distclean</text:span>.</text:p>
        </text:list-item>
        <text:list-item>
          <text:p text:style-name="P10"><text:span text:style-name="Source_20_Text">make</text:span></text:p>
        </text:list-item>
        <text:list-item>
          <text:p text:style-name="P10"><text:span text:style-name="Source_20_Text">make install</text:span></text:p>
        </text:list-item>
      </text:list>
      <text:h text:style-name="Heading_20_2" text:outline-level="2">Known problems</text:h>
      <text:p text:style-name="Text_20_body">The library is still not very robust. If read functions are being used to retrieve objects not found in the file this may result in a segmentation fault when operated through e.g. R-software.</text:p>
      <text:h text:style-name="Heading_20_1" text:outline-level="1">Description</text:h>
      <text:p text:style-name="Text_20_body">Basically the library creates an interface between various meteorological data and a collocation file format implemented in NCSA HDF5. The library use other libraries to read e.g. Numerical Weather Prediction Model output from METNO feltfiles, AVHRR information from METSAT-files, NWCSAF PPS Cloud type from HLHDF HDF5 files, OSISAF SSI and DLI from OSIHDF5 files and SYNOP from ASCII files generated using METNO ROBS library (generation of the ASCII files is a pre-processing step).</text:p>
      <text:p text:style-name="Text_20_body">The following objects are defined within the HDF5 files:</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ID#</text:p>
          </table:table-cell>
          <table:table-cell table:style-name="Table3.C1" office:value-type="string">
            <text:p text:style-name="Table_20_Heading">Description</text:p>
          </table:table-cell>
        </table:table-row>
        <table:table-row>
          <table:table-cell table:style-name="Table3.A2" office:value-type="string">
            <text:p text:style-name="Table_20_Contents">AVHR<text:tab/></text:p>
          </table:table-cell>
          <table:table-cell table:style-name="Table3.A2" office:value-type="string">
            <text:p text:style-name="Table_20_Contents"><text:s/>1 </text:p>
          </table:table-cell>
          <table:table-cell table:style-name="Table3.C2" office:value-type="string">
            <text:p text:style-name="Table_20_Contents">AVHRR data as generated by polsatproc using AAPP. Potentially KSPT MEOS files could be read, but support for that format is removed from libfmio due to binary version only of reading functions.</text:p>
          </table:table-cell>
        </table:table-row>
        <table:table-row>
          <table:table-cell table:style-name="Table3.A2" office:value-type="string">
            <text:p text:style-name="Table_20_Contents">NWP<text:tab/></text:p>
          </table:table-cell>
          <table:table-cell table:style-name="Table3.A2" office:value-type="string">
            <text:p text:style-name="Table_20_Contents"><text:s/>2 </text:p>
          </table:table-cell>
          <table:table-cell table:style-name="Table3.C2" office:value-type="string">
            <text:p text:style-name="Table_20_Contents">HIRLAM NWP data as generated by METNOs HIRLAM model and stored in METNO feltfiles. remember to check vertical levels if that is to be used at a later point.</text:p>
          </table:table-cell>
        </table:table-row>
        <table:table-row>
          <table:table-cell table:style-name="Table3.A2" office:value-type="string">
            <text:p text:style-name="Table_20_Contents">STDAT<text:tab/></text:p>
          </table:table-cell>
          <table:table-cell table:style-name="Table3.A2" office:value-type="string">
            <text:p text:style-name="Table_20_Contents"><text:s/>3 </text:p>
          </table:table-cell>
          <table:table-cell table:style-name="Table3.C2" office:value-type="string">
            <text:p text:style-name="Table_20_Contents"><text:s/>SYNOP or DRAU data as converted to ASCII by ROBS dependent functions. </text:p>
          </table:table-cell>
        </table:table-row>
        <table:table-row>
          <table:table-cell table:style-name="Table3.A2" office:value-type="string">
            <text:p text:style-name="Table_20_Contents">SAFCM</text:p>
          </table:table-cell>
          <table:table-cell table:style-name="Table3.A2" office:value-type="string">
            <text:p text:style-name="Table_20_Contents"><text:s/>4 </text:p>
          </table:table-cell>
          <table:table-cell table:style-name="Table3.C2" office:value-type="string">
            <text:p text:style-name="Table_20_Contents"><text:s/>SAFNWC cloud type product in HLHDF format.</text:p>
          </table:table-cell>
        </table:table-row>
        <table:table-row>
          <table:table-cell table:style-name="Table3.A2" office:value-type="string">
            <text:p text:style-name="Table_20_Contents">SAFSS<text:tab/></text:p>
          </table:table-cell>
          <table:table-cell table:style-name="Table3.A2" office:value-type="string">
            <text:p text:style-name="Table_20_Contents"><text:s/>5 </text:p>
          </table:table-cell>
          <table:table-cell table:style-name="Table3.C2" office:value-type="string">
            <text:p text:style-name="Table_20_Contents"><text:s/>SAFOSI SSI product in OSIHDF5 format.</text:p>
          </table:table-cell>
        </table:table-row>
        <table:table-row>
          <table:table-cell table:style-name="Table3.A2" office:value-type="string">
            <text:p text:style-name="Table_20_Contents">SAFDLI</text:p>
          </table:table-cell>
          <table:table-cell table:style-name="Table3.A2" office:value-type="string">
            <text:p text:style-name="Table_20_Contents"><text:s/>6 </text:p>
          </table:table-cell>
          <table:table-cell table:style-name="Table3.C2" office:value-type="string">
            <text:p text:style-name="Table_20_Contents"><text:s/>SAFOSI DLI product in OSIHDF5 format.</text:p>
          </table:table-cell>
        </table:table-row>
      </table:table>
      <text:p text:style-name="Text_20_body">These objects are grouped together within the HDF5 file. Functions that access these objects usually have names of the type <text:span text:style-name="Source_20_Text">dump123456</text:span> or read123456, where the numbers refer to the ID# in the table above.</text:p>
      <text:h text:style-name="Heading_20_1" text:outline-level="1">Library variables and structures</text:h>
      <text:h text:style-name="Heading_20_2" text:outline-level="2">Definitions</text:h>
      <text:h text:style-name="Heading_20_3" text:outline-level="3"/>
      <text:p text:style-name="Standard"><text:span text:style-name="Source_20_Text">/*</text:span></text:p>
      <text:p text:style-name="Standard"><text:span text:style-name="Source_20_Text"><text:s/>* NAME:</text:span></text:p>
      <text:p text:style-name="Standard"><text:span text:style-name="Source_20_Text"><text:s/>* fmcol.h</text:span></text:p>
      <text:p text:style-name="Standard"><text:span text:style-name="Source_20_Text"><text:s/>*</text:span></text:p>
      <text:p text:style-name="Standard"><text:span text:style-name="Source_20_Text"><text:s/>* PURPOSE:</text:span></text:p>
      <text:p text:style-name="Standard"><text:span text:style-name="Source_20_Text"><text:s/>* Main header file for libfmcol.</text:span></text:p>
      <text:p text:style-name="Standard"><text:span text:style-name="Source_20_Text"><text:s/>*</text:span></text:p>
      <text:p text:style-name="Standard"><text:span text:style-name="Source_20_Text"><text:s/>* REQUIREMENTS:</text:span></text:p>
      <text:p text:style-name="Standard"><text:span text:style-name="Source_20_Text"><text:s/>* NA</text:span></text:p>
      <text:p text:style-name="Standard"><text:span text:style-name="Source_20_Text"><text:s/>*</text:span></text:p>
      <text:p text:style-name="Standard"><text:span text:style-name="Source_20_Text"><text:s/>* INPUT:</text:span></text:p>
      <text:p text:style-name="Standard"><text:span text:style-name="Source_20_Text"><text:s/>* NA</text:span></text:p>
      <text:p text:style-name="Standard"><text:span text:style-name="Source_20_Text"><text:s/>*</text:span></text:p>
      <text:p text:style-name="Standard"><text:span text:style-name="Source_20_Text"><text:s/>* OUTPUT:</text:span></text:p>
      <text:p text:style-name="Standard"><text:span text:style-name="Source_20_Text"><text:s/>* NA</text:span></text:p>
      <text:p text:style-name="Standard"><text:span text:style-name="Source_20_Text"><text:s/>*</text:span></text:p>
      <text:p text:style-name="Standard"><text:span text:style-name="Source_20_Text"><text:s/>* NOTES:</text:span></text:p>
      <text:p text:style-name="Standard"><text:span text:style-name="Source_20_Text"><text:s/>* NA</text:span></text:p>
      <text:p text:style-name="Standard"><text:span text:style-name="Source_20_Text"><text:s/>*</text:span></text:p>
      <text:p text:style-name="Standard"><text:span text:style-name="Source_20_Text"><text:s/>* BUGS:</text:span></text:p>
      <text:p text:style-name="Standard"><text:span text:style-name="Source_20_Text"><text:s/>* NA</text:span></text:p>
      <text:p text:style-name="Standard"><text:span text:style-name="Source_20_Text"><text:s/>*</text:span></text:p>
      <text:p text:style-name="Standard"><text:span text:style-name="Source_20_Text"><text:s/>* AUTHOR:</text:span></text:p>
      <text:p text:style-name="Standard"><text:span text:style-name="Source_20_Text"><text:s/>* Øystein Godøy, DNMI/FOU, 21/12/2001</text:span></text:p>
      <text:p text:style-name="Standard"><text:span text:style-name="Source_20_Text"><text:s/>*</text:span></text:p>
      <text:p text:style-name="Standard"><text:span text:style-name="Source_20_Text"><text:s/>* MODIFIED:</text:span></text:p>
      <text:p text:style-name="Standard"><text:span text:style-name="Source_20_Text"><text:s/>* Øystein Godøy, DNMI/FOU, 29.04.2003</text:span></text:p>
      <text:p text:style-name="Standard"><text:span text:style-name="Source_20_Text"><text:s/>* Added specification of geographical position and dummy ids</text:span></text:p>
      <text:p text:style-name="Standard"><text:span text:style-name="Source_20_Text"><text:s/>* Øystein Godøy, met.no/FOU, 02.04.2004</text:span></text:p>
      <text:p text:style-name="Standard"><text:span text:style-name="Source_20_Text"><text:s/>* Added support for KSPT libraries on Red Hat.</text:span></text:p>
      <text:p text:style-name="Standard"><text:span text:style-name="Source_20_Text"><text:s/>* Øystein Godøy, met.no/FOU, 21.10.2004</text:span></text:p>
      <text:p text:style-name="Standard"><text:span text:style-name="Source_20_Text"><text:s/>* Øystein Godøy, met.no/FOU, 29.10.2004 </text:span></text:p>
      <text:p text:style-name="Standard"><text:span text:style-name="Source_20_Text"><text:s/>* Øystein Godøy, met.no/FOU, 01.11.2004 </text:span></text:p>
      <text:p text:style-name="Standard"><text:span text:style-name="Source_20_Text"><text:s/>* Øystein Godøy, met.no/FOU, 14.12.2004</text:span></text:p>
      <text:p text:style-name="Standard"><text:span text:style-name="Source_20_Text"><text:s/>* Implemented and updated NSCENES and NPOSITIONS, added elements to</text:span></text:p>
      <text:p text:style-name="Standard"><text:span text:style-name="Source_20_Text"><text:s/>* control which tiles to read.</text:span></text:p>
      <text:p text:style-name="Standard"><text:span text:style-name="Source_20_Text"><text:s/>* Øystein Godøy, met.no/FOU, 23.12.2004</text:span></text:p>
      <text:p text:style-name="Standard"><text:span text:style-name="Source_20_Text"><text:s/>* See decode_cfg.c for details.</text:span></text:p>
      <text:p text:style-name="Standard"><text:span text:style-name="Source_20_Text"><text:s/>* Øystein Godøy, met.no/FOU, 28.12.2004</text:span></text:p>
      <text:p text:style-name="Standard"><text:span text:style-name="Source_20_Text"><text:s/>* Changed keyword from GPOS to DPOS for observations from DIANA, added</text:span></text:p>
      <text:p text:style-name="Standard"><text:span text:style-name="Source_20_Text"><text:s/>* GPOS as keyword for strictly geographical positions (equals STIDS).</text:span></text:p>
      <text:p text:style-name="Standard"><text:span text:style-name="Source_20_Text"><text:s/>*</text:span></text:p>
      <text:p text:style-name="Standard"><text:span text:style-name="Source_20_Text"><text:s/>* CVS_ID:</text:span></text:p>
      <text:p text:style-name="Standard"><text:span text:style-name="Source_20_Text"><text:s/>* $Id: fmcol.h,v 1.4 2007/09/12 14:36:21 steingod Exp $</text:span></text:p>
      <text:p text:style-name="Standard"><text:span text:style-name="Source_20_Text"><text:s/>*/</text:span></text:p>
      <text:p text:style-name="Standard"><text:span text:style-name="Source_20_Text"/></text:p>
      <text:p text:style-name="Standard"><text:span text:style-name="Source_20_Text">#ifndef FMCOL_H</text:span></text:p>
      <text:p text:style-name="Standard"><text:span text:style-name="Source_20_Text">#define FMCOL_H</text:span></text:p>
      <text:p text:style-name="Standard"><text:span text:style-name="Source_20_Text"/></text:p>
      <text:p text:style-name="Standard"><text:span text:style-name="Source_20_Text">#define STIDSLEN 1024</text:span></text:p>
      <text:p text:style-name="Standard"><text:span text:style-name="Source_20_Text">#define DUMMYIDSLEN 8192</text:span></text:p>
      <text:p text:style-name="Standard"><text:span text:style-name="Source_20_Text">#define FILENAMELEN 256</text:span></text:p>
      <text:p text:style-name="Standard"><text:span text:style-name="Source_20_Text">#define FILELEN 256</text:span></text:p>
      <text:p text:style-name="Standard"><text:span text:style-name="Source_20_Text">#define DUMMYLEN 512</text:span></text:p>
      <text:p text:style-name="Standard"><text:span text:style-name="Source_20_Text">#define NOCHAN 6</text:span></text:p>
      <text:p text:style-name="Standard"><text:span text:style-name="Source_20_Text">#define FMCOLMAXFILES 1024</text:span></text:p>
      <text:p text:style-name="Standard"><text:span text:style-name="Source_20_Text"/></text:p>
      <text:p text:style-name="Standard"><text:span text:style-name="Source_20_Text">#define BOXSIZE 13</text:span></text:p>
      <text:p text:style-name="Standard"><text:span text:style-name="Source_20_Text">#define NWPSIZE 1</text:span></text:p>
      <text:p text:style-name="Standard"><text:span text:style-name="Source_20_Text">#define NWPSIZE2D 1</text:span></text:p>
      <text:p text:style-name="Standard"><text:span text:style-name="Source_20_Text"/></text:p>
      <text:p text:style-name="Standard"><text:span text:style-name="Source_20_Text">#include &lt;fmcol_config.h&gt;</text:span></text:p>
      <text:p text:style-name="Standard"><text:span text:style-name="Source_20_Text">#include &lt;stdio.h&gt;</text:span></text:p>
      <text:p text:style-name="Standard"><text:span text:style-name="Source_20_Text">#include &lt;stdlib.h&gt;</text:span></text:p>
      <text:p text:style-name="Standard"><text:span text:style-name="Source_20_Text">#include &lt;math.h&gt;</text:span></text:p>
      <text:p text:style-name="Standard"><text:span text:style-name="Source_20_Text">#include &lt;string.h&gt;</text:span></text:p>
      <text:p text:style-name="Standard"><text:span text:style-name="Source_20_Text">#include &lt;fmutil.h&gt;</text:span></text:p>
      <text:p text:style-name="Standard"><text:span text:style-name="Source_20_Text">#ifdef FMCOL_HAVE_LIBFMIO</text:span></text:p>
      <text:p text:style-name="Standard"><text:span text:style-name="Source_20_Text">#include &lt;fmio.h&gt;</text:span></text:p>
      <text:p text:style-name="Standard"><text:span text:style-name="Source_20_Text">#endif</text:span></text:p>
      <text:p text:style-name="Standard"><text:span text:style-name="Source_20_Text">#include &lt;fmcolaccess.h&gt;</text:span></text:p>
      <text:p text:style-name="Standard"><text:span text:style-name="Source_20_Text"/></text:p>
      <text:p text:style-name="Standard"><text:span text:style-name="Source_20_Text">#ifndef FMCOL_BOOL</text:span></text:p>
      <text:p text:style-name="Standard"><text:span text:style-name="Source_20_Text">#define FMCOL_BOOL</text:span></text:p>
      <text:p text:style-name="Standard"><text:span text:style-name="Source_20_Text">typedef enum {FMCOL_FALSE,FMCOL_TRUE} fmcol_boolean;</text:span></text:p>
      <text:p text:style-name="Standard"><text:span text:style-name="Source_20_Text">#endif</text:span></text:p>
      <text:p text:style-name="Standard"><text:span text:style-name="Source_20_Text"/></text:p>
      <text:p text:style-name="Standard"><text:span text:style-name="Source_20_Text">#define DBFILES 20 /* Max allowed classes for process */</text:span></text:p>
      <text:p text:style-name="Standard"><text:span text:style-name="Source_20_Text">#define NOWC 8 /* Number of allowed wildcards */</text:span></text:p>
      <text:p text:style-name="Standard"><text:span text:style-name="Source_20_Text">#define NSCENES 25 /* Initial number of dummy scenes allocated */</text:span></text:p>
      <text:p text:style-name="Standard"><text:span text:style-name="Source_20_Text">#define NPOSITIONS 256 /* Initial number of postions within dummy scenes allocated */</text:span></text:p>
      <text:p text:style-name="Standard"><text:span text:style-name="Source_20_Text">#define FMCOLIDLEN 50 /* Length of id description in text */</text:span></text:p>
      <text:p text:style-name="Standard"><text:span text:style-name="Source_20_Text">#define FMCOLDESCLEN 50 /* Length of string descriptions */</text:span></text:p>
      <text:p text:style-name="Standard"><text:span text:style-name="Source_20_Text">#define FMCOLAREALEN 10 /* Length of string descriptions for area */</text:span></text:p>
      <text:p text:style-name="Standard"><text:span text:style-name="Source_20_Text"/></text:p>
      <text:p text:style-name="Standard"><text:span text:style-name="Source_20_Text">typedef struct {</text:span></text:p>
      <text:p text:style-name="Standard"><text:span text:style-name="Source_20_Text"><text:s text:c="4"/>fmgeopos pos;</text:span></text:p>
      <text:p text:style-name="Standard"><text:span text:style-name="Source_20_Text"><text:s text:c="4"/>char desc[FMCOLDESCLEN];</text:span></text:p>
      <text:p text:style-name="Standard"><text:span text:style-name="Source_20_Text"><text:s text:c="4"/>char area[FMCOLAREALEN];</text:span></text:p>
      <text:p text:style-name="Standard"><text:span text:style-name="Source_20_Text">} gposs;</text:span></text:p>
      <text:p text:style-name="Standard"><text:span text:style-name="Source_20_Text"/></text:p>
      <text:p text:style-name="Standard"><text:span text:style-name="Source_20_Text">typedef struct {</text:span></text:p>
      <text:p text:style-name="Standard"><text:span text:style-name="Source_20_Text"><text:s text:c="4"/>char id[FMCOLIDLEN];</text:span></text:p>
      <text:p text:style-name="Standard"><text:span text:style-name="Source_20_Text"><text:s text:c="4"/>gposs *pos;</text:span></text:p>
      <text:p text:style-name="Standard"><text:span text:style-name="Source_20_Text"><text:s text:c="4"/>int npos;</text:span></text:p>
      <text:p text:style-name="Standard"><text:span text:style-name="Source_20_Text"><text:s text:c="4"/>int nr;</text:span></text:p>
      <text:p text:style-name="Standard"><text:span text:style-name="Source_20_Text"><text:s text:c="4"/>int ns;</text:span></text:p>
      <text:p text:style-name="Standard"><text:span text:style-name="Source_20_Text"><text:s text:c="4"/>int gr;</text:span></text:p>
      <text:p text:style-name="Standard"><text:span text:style-name="Source_20_Text"><text:s text:c="4"/>int at;</text:span></text:p>
      <text:p text:style-name="Standard"><text:span text:style-name="Source_20_Text">} scenes;</text:span></text:p>
      <text:p text:style-name="Standard"><text:span text:style-name="Source_20_Text"/></text:p>
      <text:p text:style-name="Standard"><text:span text:style-name="Source_20_Text">typedef struct {</text:span></text:p>
      <text:p text:style-name="Standard"><text:span text:style-name="Source_20_Text"><text:s text:c="4"/>scenes *scene;</text:span></text:p>
      <text:p text:style-name="Standard"><text:span text:style-name="Source_20_Text"><text:s text:c="4"/>int nscenes;</text:span></text:p>
      <text:p text:style-name="Standard"><text:span text:style-name="Source_20_Text">} dids;</text:span></text:p>
      <text:p text:style-name="Standard"><text:span text:style-name="Source_20_Text"/></text:p>
      <text:p text:style-name="Standard"><text:span text:style-name="Source_20_Text">typedef struct {</text:span></text:p>
      <text:p text:style-name="Standard"><text:span text:style-name="Source_20_Text"><text:s text:c="4"/>gposs *pos;</text:span></text:p>
      <text:p text:style-name="Standard"><text:span text:style-name="Source_20_Text"><text:s text:c="4"/>int npos;</text:span></text:p>
      <text:p text:style-name="Standard"><text:span text:style-name="Source_20_Text">} gposses;</text:span></text:p>
      <text:p text:style-name="Standard"><text:span text:style-name="Source_20_Text"/></text:p>
      <text:p text:style-name="Standard"><text:span text:style-name="Source_20_Text">typedef struct {</text:span></text:p>
      <text:p text:style-name="Standard"><text:span text:style-name="Source_20_Text"><text:s text:c="4"/>char avhrr_p[FILENAMELEN];</text:span></text:p>
      <text:p text:style-name="Standard"><text:span text:style-name="Source_20_Text"><text:s text:c="4"/>char synop_p[FILENAMELEN];</text:span></text:p>
      <text:p text:style-name="Standard"><text:span text:style-name="Source_20_Text"><text:s text:c="4"/>char nwp_p[FILENAMELEN];</text:span></text:p>
      <text:p text:style-name="Standard"><text:span text:style-name="Source_20_Text"><text:s text:c="4"/>char safcm_p[FILENAMELEN];</text:span></text:p>
      <text:p text:style-name="Standard"><text:span text:style-name="Source_20_Text"><text:s text:c="4"/>char safssi_p[FILENAMELEN];</text:span></text:p>
      <text:p text:style-name="Standard"><text:span text:style-name="Source_20_Text"><text:s text:c="4"/>char safdli_p[FILENAMELEN];</text:span></text:p>
      <text:p text:style-name="Standard"><text:span text:style-name="Source_20_Text"><text:s text:c="4"/>char avhrr_f[NAMELEN];</text:span></text:p>
      <text:p text:style-name="Standard"><text:span text:style-name="Source_20_Text"><text:s text:c="4"/>char synop_f[NAMELEN];</text:span></text:p>
      <text:p text:style-name="Standard"><text:span text:style-name="Source_20_Text"><text:s text:c="4"/>char nwp_f[NAMELEN];</text:span></text:p>
      <text:p text:style-name="Standard"><text:span text:style-name="Source_20_Text"><text:s text:c="4"/>char safcm_f[NAMELEN];</text:span></text:p>
      <text:p text:style-name="Standard"><text:span text:style-name="Source_20_Text"><text:s text:c="4"/>char safssi_f[NAMELEN];</text:span></text:p>
      <text:p text:style-name="Standard"><text:span text:style-name="Source_20_Text"><text:s text:c="4"/>char safdli_f[NAMELEN];</text:span></text:p>
      <text:p text:style-name="Standard"><text:span text:style-name="Source_20_Text"><text:s text:c="4"/>char lp_f[NAMELEN];</text:span></text:p>
      <text:p text:style-name="Standard"><text:span text:style-name="Source_20_Text"><text:s text:c="4"/>char dbfile[DBFILES][FILENAMELEN];</text:span></text:p>
      <text:p text:style-name="Standard"><text:span text:style-name="Source_20_Text"><text:s text:c="4"/>char classname[DBFILES][NAMELEN];</text:span></text:p>
      <text:p text:style-name="Standard"><text:span text:style-name="Source_20_Text"><text:s text:c="4"/>char *stids; /* String containing station identifications */</text:span></text:p>
      <text:p text:style-name="Standard"><text:span text:style-name="Source_20_Text"><text:s text:c="4"/>dids did; /* Dummy scenes from UFFDA/DIANA */</text:span></text:p>
      <text:p text:style-name="Standard"><text:span text:style-name="Source_20_Text"><text:s text:c="4"/>gposses geopos; /* geogr. positions */</text:span></text:p>
      <text:p text:style-name="Standard"><text:span text:style-name="Source_20_Text"><text:s text:c="4"/>int nocl; /* Number of classes / storage files */</text:span></text:p>
      <text:p text:style-name="Standard"><text:span text:style-name="Source_20_Text"><text:s text:c="4"/>fmcol_boolean synop; /* Determines whether to use only synoptic times */</text:span></text:p>
      <text:p text:style-name="Standard"><text:span text:style-name="Source_20_Text"><text:s text:c="4"/>fmcol_boolean snow; /* Do I use this?? */</text:span></text:p>
      <text:p text:style-name="Standard"><text:span text:style-name="Source_20_Text">} cfgstruct;</text:span></text:p>
      <text:p text:style-name="Standard"><text:span text:style-name="Source_20_Text"/></text:p>
      <text:p text:style-name="Standard"><text:span text:style-name="Source_20_Text">typedef struct {</text:span></text:p>
      <text:p text:style-name="Standard"><text:span text:style-name="Source_20_Text"><text:s text:c="4"/>time_t unixtime;</text:span></text:p>
      <text:p text:style-name="Standard"><text:span text:style-name="Source_20_Text"><text:s text:c="4"/>char name[FILENAMELEN];</text:span></text:p>
      <text:p text:style-name="Standard"><text:span text:style-name="Source_20_Text">} fnsstruct;</text:span></text:p>
      <text:p text:style-name="Standard"><text:span text:style-name="Source_20_Text"/></text:p>
      <text:p text:style-name="Standard"><text:span text:style-name="Source_20_Text">typedef struct {</text:span></text:p>
      <text:p text:style-name="Standard"><text:span text:style-name="Source_20_Text"><text:s text:c="4"/>fnsstruct *f;</text:span></text:p>
      <text:p text:style-name="Standard"><text:span text:style-name="Source_20_Text"><text:s text:c="4"/>int n;</text:span></text:p>
      <text:p text:style-name="Standard"><text:span text:style-name="Source_20_Text">} fstruct;</text:span></text:p>
      <text:p text:style-name="Standard"><text:span text:style-name="Source_20_Text"/></text:p>
      <text:p text:style-name="Standard"><text:span text:style-name="Source_20_Text">void usage(void);</text:span></text:p>
      <text:p text:style-name="Standard"><text:span text:style-name="Source_20_Text">void error(char *where, char *what);</text:span></text:p>
      <text:p text:style-name="Standard"><text:span text:style-name="Source_20_Text">int decode_cfg(char cfgfile[],cfgstruct *cfg); </text:span></text:p>
      <text:p text:style-name="Standard"><text:span text:style-name="Source_20_Text">int check_avhrr(char *ipath, char *basename, fstruct *avhrr_f,</text:span></text:p>
      <text:p text:style-name="Standard"><text:span text:style-name="Source_20_Text"><text:tab/>time_t older, time_t newer); </text:span></text:p>
      <text:p text:style-name="Standard"><text:span text:style-name="Source_20_Text">int check_safct(char *ipath, char *basename, fstruct *safct_f, </text:span></text:p>
      <text:p text:style-name="Standard"><text:span text:style-name="Source_20_Text"><text:tab/>time_t older, time_t newer); </text:span></text:p>
      <text:p text:style-name="Standard"><text:span text:style-name="Source_20_Text"/></text:p>
      <text:p text:style-name="Standard"><text:span text:style-name="Source_20_Text">#endif /* FMCOL_H */</text:span></text:p>
      <text:h text:style-name="Heading_20_3" text:outline-level="3">fmcolaccess.h</text:h>
      <text:p text:style-name="Standard"><text:span text:style-name="Source_20_Text">/*</text:span></text:p>
      <text:p text:style-name="Standard"><text:span text:style-name="Source_20_Text"><text:s/>* NAME:</text:span></text:p>
      <text:p text:style-name="Standard"><text:span text:style-name="Source_20_Text"><text:s/>* fmcolaccess.h</text:span></text:p>
      <text:p text:style-name="Standard"><text:span text:style-name="Source_20_Text"><text:s/>*</text:span></text:p>
      <text:p text:style-name="Standard"><text:span text:style-name="Source_20_Text"><text:s/>* PURPOSE:</text:span></text:p>
      <text:p text:style-name="Standard"><text:span text:style-name="Source_20_Text"><text:s/>* Header file for the HDF5 software used to store collocated stattionwise</text:span></text:p>
      <text:p text:style-name="Standard"><text:span text:style-name="Source_20_Text"><text:s/>* data.</text:span></text:p>
      <text:p text:style-name="Standard"><text:span text:style-name="Source_20_Text"><text:s/>*</text:span></text:p>
      <text:p text:style-name="Standard"><text:span text:style-name="Source_20_Text"><text:s/>* REQUIREMENTS:</text:span></text:p>
      <text:p text:style-name="Standard"><text:span text:style-name="Source_20_Text"><text:s/>* NA</text:span></text:p>
      <text:p text:style-name="Standard"><text:span text:style-name="Source_20_Text"><text:s/>*</text:span></text:p>
      <text:p text:style-name="Standard"><text:span text:style-name="Source_20_Text"><text:s/>* INPUT:</text:span></text:p>
      <text:p text:style-name="Standard"><text:span text:style-name="Source_20_Text"><text:s/>* NA</text:span></text:p>
      <text:p text:style-name="Standard"><text:span text:style-name="Source_20_Text"><text:s/>*</text:span></text:p>
      <text:p text:style-name="Standard"><text:span text:style-name="Source_20_Text"><text:s/>* OUTPUT:</text:span></text:p>
      <text:p text:style-name="Standard"><text:span text:style-name="Source_20_Text"><text:s/>* NA</text:span></text:p>
      <text:p text:style-name="Standard"><text:span text:style-name="Source_20_Text"><text:s/>*</text:span></text:p>
      <text:p text:style-name="Standard"><text:span text:style-name="Source_20_Text"><text:s/>* NOTES:</text:span></text:p>
      <text:p text:style-name="Standard"><text:span text:style-name="Source_20_Text"><text:s/>* NA</text:span></text:p>
      <text:p text:style-name="Standard"><text:span text:style-name="Source_20_Text"><text:s/>*</text:span></text:p>
      <text:p text:style-name="Standard"><text:span text:style-name="Source_20_Text"><text:s/>* BUGS:</text:span></text:p>
      <text:p text:style-name="Standard"><text:span text:style-name="Source_20_Text"><text:s/>* NA</text:span></text:p>
      <text:p text:style-name="Standard"><text:span text:style-name="Source_20_Text"><text:s/>*</text:span></text:p>
      <text:p text:style-name="Standard"><text:span text:style-name="Source_20_Text"><text:s/>* AUTHOR:</text:span></text:p>
      <text:p text:style-name="Standard"><text:span text:style-name="Source_20_Text"><text:s/>* Øystein Godøy, DNMI/FOU, 27/07/2000</text:span></text:p>
      <text:p text:style-name="Standard"><text:span text:style-name="Source_20_Text"><text:s/>*</text:span></text:p>
      <text:p text:style-name="Standard"><text:span text:style-name="Source_20_Text"><text:s/>* MODIFIED:</text:span></text:p>
      <text:p text:style-name="Standard"><text:span text:style-name="Source_20_Text"><text:s/>* Øystein Godøy, DNMI/FOU, 19/09/2002: Modularized HDF access, and added</text:span></text:p>
      <text:p text:style-name="Standard"><text:span text:style-name="Source_20_Text"><text:s/>* support for SAFCM...</text:span></text:p>
      <text:p text:style-name="Standard"><text:span text:style-name="Source_20_Text"><text:s/>* Øystein Godøy, DNMI/FOU, 29.04.2003: Added storage without STDAT</text:span></text:p>
      <text:p text:style-name="Standard"><text:span text:style-name="Source_20_Text"><text:s/>* Øystein Godøy, MI/FOU, 06.11.2003: Due to errors when extracting</text:span></text:p>
      <text:p text:style-name="Standard"><text:span text:style-name="Source_20_Text"><text:s/>* safcm_data data, a dummy interface is created to circumvent the problem</text:span></text:p>
      <text:p text:style-name="Standard"><text:span text:style-name="Source_20_Text"><text:s/>* in the current situation. This involves the use of a slimmer data</text:span></text:p>
      <text:p text:style-name="Standard"><text:span text:style-name="Source_20_Text"><text:s/>* structure not containing the character strings describing the class</text:span></text:p>
      <text:p text:style-name="Standard"><text:span text:style-name="Source_20_Text"><text:s/>* names. Functions affected are the high level read* functions accessing</text:span></text:p>
      <text:p text:style-name="Standard"><text:span text:style-name="Source_20_Text"><text:s/>* the safcm_data structure. In this fix, data are transferred from</text:span></text:p>
      <text:p text:style-name="Standard"><text:span text:style-name="Source_20_Text"><text:s/>* safcm_data to safcm_data2.</text:span></text:p>
      <text:p text:style-name="Standard"><text:span text:style-name="Source_20_Text"><text:s/>* Øystein Godøy, met.no/FOU, 20.12.2004: Added dump124.</text:span></text:p>
      <text:p text:style-name="Standard"><text:span text:style-name="Source_20_Text"><text:s/>* Øystein Godøy, met.no/FOU, 23.12.2004: Added support for SAFDLI.</text:span></text:p>
      <text:p text:style-name="Standard"><text:span text:style-name="Source_20_Text"><text:s/>* Øystein Godøy, METNO/FOU, 10.09.2007: Rewrote hader file use.</text:span></text:p>
      <text:p text:style-name="Standard"><text:span text:style-name="Source_20_Text"><text:s/>* Øystein Godøy, METNO/FOU, 28.02.2008: Added read124</text:span></text:p>
      <text:p text:style-name="Standard"><text:span text:style-name="Source_20_Text"><text:s/>*</text:span></text:p>
      <text:p text:style-name="Standard"><text:span text:style-name="Source_20_Text"><text:s/>* CVS_ID:</text:span></text:p>
      <text:p text:style-name="Standard"><text:span text:style-name="Source_20_Text"><text:s/>* $Id: fmcolaccess.h,v 1.2 2007/09/17 07:17:50 steingod Exp $</text:span></text:p>
      <text:p text:style-name="Standard"><text:span text:style-name="Source_20_Text"><text:s/>*/</text:span></text:p>
      <text:p text:style-name="Standard"><text:span text:style-name="Source_20_Text"/></text:p>
      <text:p text:style-name="Standard"><text:span text:style-name="Source_20_Text">#include &lt;fmcol_config.h&gt;</text:span></text:p>
      <text:p text:style-name="Standard"><text:span text:style-name="Source_20_Text"/></text:p>
      <text:p text:style-name="Standard"><text:span text:style-name="Source_20_Text">#ifndef _HDFACCESS_H</text:span></text:p>
      <text:p text:style-name="Standard"><text:span text:style-name="Source_20_Text">#define _HDFACCESS_H</text:span></text:p>
      <text:p text:style-name="Standard"><text:span text:style-name="Source_20_Text"/></text:p>
      <text:p text:style-name="Standard"><text:span text:style-name="Source_20_Text">#ifdef FMCOL_HAVE_LIBHDF5</text:span></text:p>
      <text:p text:style-name="Standard"><text:span text:style-name="Source_20_Text">/*</text:span></text:p>
      <text:p text:style-name="Standard"><text:span text:style-name="Source_20_Text"><text:s/>* Header files that are required.</text:span></text:p>
      <text:p text:style-name="Standard"><text:span text:style-name="Source_20_Text"><text:s/>*/</text:span></text:p>
      <text:p text:style-name="Standard"><text:span text:style-name="Source_20_Text">#include &lt;hdf5.h&gt;</text:span></text:p>
      <text:p text:style-name="Standard"><text:span text:style-name="Source_20_Text">#include &lt;fmutil.h&gt;</text:span></text:p>
      <text:p text:style-name="Standard"><text:span text:style-name="Source_20_Text">/*</text:span></text:p>
      <text:p text:style-name="Standard"><text:span text:style-name="Source_20_Text">#include &lt;avhrr_stdat.h&gt;</text:span></text:p>
      <text:p text:style-name="Standard"><text:span text:style-name="Source_20_Text">#include &lt;safcm_stdat.h&gt;</text:span></text:p>
      <text:p text:style-name="Standard"><text:span text:style-name="Source_20_Text">#include &lt;safssi_stdat.h&gt;</text:span></text:p>
      <text:p text:style-name="Standard"><text:span text:style-name="Source_20_Text">#include &lt;safdli_stdat.h&gt;</text:span></text:p>
      <text:p text:style-name="Standard"><text:span text:style-name="Source_20_Text">#include &lt;nwp_stdat.h&gt;</text:span></text:p>
      <text:p text:style-name="Standard"><text:span text:style-name="Source_20_Text">#include &lt;std_stdat.h&gt;</text:span></text:p>
      <text:p text:style-name="Standard"><text:span text:style-name="Source_20_Text">*/</text:span></text:p>
      <text:p text:style-name="Standard"><text:span text:style-name="Source_20_Text"/></text:p>
      <text:p text:style-name="Standard"><text:span text:style-name="Source_20_Text">#define MAXGROUPS 10000</text:span></text:p>
      <text:p text:style-name="Standard"><text:span text:style-name="Source_20_Text">#define MAXDATASETS 10</text:span></text:p>
      <text:p text:style-name="Standard"><text:span text:style-name="Source_20_Text"/></text:p>
      <text:p text:style-name="Standard"><text:span text:style-name="Source_20_Text">#define NAMELEN 256</text:span></text:p>
      <text:p text:style-name="Standard"><text:span text:style-name="Source_20_Text">#define BOXSIZE2D 169</text:span></text:p>
      <text:p text:style-name="Standard"><text:span text:style-name="Source_20_Text">#define FMCOL_NO_CLOUDTYPE_VALUES 21</text:span></text:p>
      <text:p text:style-name="Standard"><text:span text:style-name="Source_20_Text"/></text:p>
      <text:p text:style-name="Standard"><text:span text:style-name="Source_20_Text">/*</text:span></text:p>
      <text:p text:style-name="Standard"><text:span text:style-name="Source_20_Text"><text:s/>* Variable declarations...</text:span></text:p>
      <text:p text:style-name="Standard"><text:span text:style-name="Source_20_Text"><text:s/>*/</text:span></text:p>
      <text:p text:style-name="Standard"><text:span text:style-name="Source_20_Text">typedef struct {</text:span></text:p>
      <text:p text:style-name="Standard"><text:span text:style-name="Source_20_Text"><text:s text:c="4"/>char classname[NAMELEN];</text:span></text:p>
      <text:p text:style-name="Standard"><text:span text:style-name="Source_20_Text"><text:s text:c="4"/>char station[NAMELEN];</text:span></text:p>
      <text:p text:style-name="Standard"><text:span text:style-name="Source_20_Text"><text:s text:c="4"/>time_t t_start;</text:span></text:p>
      <text:p text:style-name="Standard"><text:span text:style-name="Source_20_Text"><text:s text:c="4"/>time_t t_end;</text:span></text:p>
      <text:p text:style-name="Standard"><text:span text:style-name="Source_20_Text">} skeys;</text:span></text:p>
      <text:p text:style-name="Standard"><text:span text:style-name="Source_20_Text"/></text:p>
      <text:p text:style-name="Standard"><text:span text:style-name="Source_20_Text">typedef struct {</text:span></text:p>
      <text:p text:style-name="Standard"><text:span text:style-name="Source_20_Text"><text:s text:c="4"/>int noobs;</text:span></text:p>
      <text:p text:style-name="Standard"><text:span text:style-name="Source_20_Text"><text:s text:c="4"/>skeys *scrit;</text:span></text:p>
      <text:p text:style-name="Standard"><text:span text:style-name="Source_20_Text"><text:s text:c="4"/>char (*group)[NAMELEN];</text:span></text:p>
      <text:p text:style-name="Standard"><text:span text:style-name="Source_20_Text">} cinfo;</text:span></text:p>
      <text:p text:style-name="Standard"><text:span text:style-name="Source_20_Text"/></text:p>
      <text:p text:style-name="Standard"><text:span text:style-name="Source_20_Text">typedef struct {</text:span></text:p>
      <text:p text:style-name="Standard"><text:span text:style-name="Source_20_Text"><text:s text:c="4"/>char source[20];</text:span></text:p>
      <text:p text:style-name="Standard"><text:span text:style-name="Source_20_Text"><text:s text:c="4"/>int nochan;</text:span></text:p>
      <text:p text:style-name="Standard"><text:span text:style-name="Source_20_Text"><text:s text:c="4"/>int nopix;</text:span></text:p>
      <text:p text:style-name="Standard"><text:span text:style-name="Source_20_Text"><text:s text:c="4"/>time_t vtime;</text:span></text:p>
      <text:p text:style-name="Standard"><text:span text:style-name="Source_20_Text"><text:s text:c="4"/>fmucsref nav;</text:span></text:p>
      <text:p text:style-name="Standard"><text:span text:style-name="Source_20_Text"><text:s text:c="4"/>fmangles ang;</text:span></text:p>
      <text:p text:style-name="Standard"><text:span text:style-name="Source_20_Text"><text:s text:c="4"/>float ch1[BOXSIZE2D];</text:span></text:p>
      <text:p text:style-name="Standard"><text:span text:style-name="Source_20_Text"><text:s text:c="4"/>float ch2[BOXSIZE2D];</text:span></text:p>
      <text:p text:style-name="Standard"><text:span text:style-name="Source_20_Text"><text:s text:c="4"/>float ch3a[BOXSIZE2D];</text:span></text:p>
      <text:p text:style-name="Standard"><text:span text:style-name="Source_20_Text"><text:s text:c="4"/>float ch3b[BOXSIZE2D];</text:span></text:p>
      <text:p text:style-name="Standard"><text:span text:style-name="Source_20_Text"><text:s text:c="4"/>float ch4[BOXSIZE2D];</text:span></text:p>
      <text:p text:style-name="Standard"><text:span text:style-name="Source_20_Text"><text:s text:c="4"/>float ch5[BOXSIZE2D];</text:span></text:p>
      <text:p text:style-name="Standard"><text:span text:style-name="Source_20_Text">} as_data;</text:span></text:p>
      <text:p text:style-name="Standard"><text:span text:style-name="Source_20_Text"/></text:p>
      <text:p text:style-name="Standard"><text:span text:style-name="Source_20_Text">typedef struct {</text:span></text:p>
      <text:p text:style-name="Standard"><text:span text:style-name="Source_20_Text"><text:s text:c="4"/>char stID[10];</text:span></text:p>
      <text:p text:style-name="Standard"><text:span text:style-name="Source_20_Text"><text:s text:c="4"/>char stType[5]; /* ?? */</text:span></text:p>
      <text:p text:style-name="Standard"><text:span text:style-name="Source_20_Text"><text:s text:c="4"/>fmgeopos pos;</text:span></text:p>
      <text:p text:style-name="Standard"><text:span text:style-name="Source_20_Text"><text:s text:c="4"/>int year;</text:span></text:p>
      <text:p text:style-name="Standard"><text:span text:style-name="Source_20_Text"><text:s text:c="4"/>short month;</text:span></text:p>
      <text:p text:style-name="Standard"><text:span text:style-name="Source_20_Text"><text:s text:c="4"/>short day;</text:span></text:p>
      <text:p text:style-name="Standard"><text:span text:style-name="Source_20_Text"><text:s text:c="4"/>short hour;</text:span></text:p>
      <text:p text:style-name="Standard"><text:span text:style-name="Source_20_Text"><text:s text:c="4"/>short min;</text:span></text:p>
      <text:p text:style-name="Standard"><text:span text:style-name="Source_20_Text"><text:s text:c="4"/>float TTT;</text:span></text:p>
      <text:p text:style-name="Standard"><text:span text:style-name="Source_20_Text"><text:s text:c="4"/>float TdTdTd;</text:span></text:p>
      <text:p text:style-name="Standard"><text:span text:style-name="Source_20_Text"><text:s text:c="4"/>float TwTwTw;</text:span></text:p>
      <text:p text:style-name="Standard"><text:span text:style-name="Source_20_Text"><text:s text:c="4"/>float PPPP;</text:span></text:p>
      <text:p text:style-name="Standard"><text:span text:style-name="Source_20_Text"><text:s text:c="4"/>short ff;</text:span></text:p>
      <text:p text:style-name="Standard"><text:span text:style-name="Source_20_Text"><text:s text:c="4"/>int dd;</text:span></text:p>
      <text:p text:style-name="Standard"><text:span text:style-name="Source_20_Text"><text:s text:c="4"/>float RRR;</text:span></text:p>
      <text:p text:style-name="Standard"><text:span text:style-name="Source_20_Text"><text:s text:c="4"/>short E;</text:span></text:p>
      <text:p text:style-name="Standard"><text:span text:style-name="Source_20_Text"><text:s text:c="4"/>short sss;</text:span></text:p>
      <text:p text:style-name="Standard"><text:span text:style-name="Source_20_Text"><text:s text:c="4"/>short N;</text:span></text:p>
      <text:p text:style-name="Standard"><text:span text:style-name="Source_20_Text"><text:s text:c="4"/>short Nh;</text:span></text:p>
      <text:p text:style-name="Standard"><text:span text:style-name="Source_20_Text"><text:s text:c="4"/>short Cl;</text:span></text:p>
      <text:p text:style-name="Standard"><text:span text:style-name="Source_20_Text"><text:s text:c="4"/>short Cm;</text:span></text:p>
      <text:p text:style-name="Standard"><text:span text:style-name="Source_20_Text"><text:s text:c="4"/>short Ch;</text:span></text:p>
      <text:p text:style-name="Standard"><text:span text:style-name="Source_20_Text"><text:s text:c="4"/>short VV;</text:span></text:p>
      <text:p text:style-name="Standard"><text:span text:style-name="Source_20_Text"><text:s text:c="4"/>short ww;</text:span></text:p>
      <text:p text:style-name="Standard"><text:span text:style-name="Source_20_Text"><text:s text:c="4"/>short W1;</text:span></text:p>
      <text:p text:style-name="Standard"><text:span text:style-name="Source_20_Text"><text:s text:c="4"/>short W2;</text:span></text:p>
      <text:p text:style-name="Standard"><text:span text:style-name="Source_20_Text">} obsstruct;</text:span></text:p>
      <text:p text:style-name="Standard"><text:span text:style-name="Source_20_Text"/></text:p>
      <text:p text:style-name="Standard"><text:span text:style-name="Source_20_Text">typedef struct {</text:span></text:p>
      <text:p text:style-name="Standard"><text:span text:style-name="Source_20_Text"><text:s text:c="4"/>char type[5];</text:span></text:p>
      <text:p text:style-name="Standard"><text:span text:style-name="Source_20_Text"><text:s text:c="4"/>fmtime timeid0;</text:span></text:p>
      <text:p text:style-name="Standard"><text:span text:style-name="Source_20_Text"><text:s text:c="4"/>fmtime timeid1;</text:span></text:p>
      <text:p text:style-name="Standard"><text:span text:style-name="Source_20_Text"><text:s text:c="4"/>fmtime timeid2;</text:span></text:p>
      <text:p text:style-name="Standard"><text:span text:style-name="Source_20_Text"><text:s text:c="4"/>int unixtime0;</text:span></text:p>
      <text:p text:style-name="Standard"><text:span text:style-name="Source_20_Text"><text:s text:c="4"/>int unixtime1;</text:span></text:p>
      <text:p text:style-name="Standard"><text:span text:style-name="Source_20_Text"><text:s text:c="4"/>int unixtime2;</text:span></text:p>
      <text:p text:style-name="Standard"><text:span text:style-name="Source_20_Text"><text:s text:c="4"/>int noobs;</text:span></text:p>
      <text:p text:style-name="Standard"><text:span text:style-name="Source_20_Text"><text:s text:c="4"/>int nostat;</text:span></text:p>
      <text:p text:style-name="Standard"><text:span text:style-name="Source_20_Text"><text:s text:c="4"/>obsstruct *obs;</text:span></text:p>
      <text:p text:style-name="Standard"><text:span text:style-name="Source_20_Text">} stdatstruct;</text:span></text:p>
      <text:p text:style-name="Standard"><text:span text:style-name="Source_20_Text"/></text:p>
      <text:p text:style-name="Standard"><text:span text:style-name="Source_20_Text">typedef struct {</text:span></text:p>
      <text:p text:style-name="Standard"><text:span text:style-name="Source_20_Text"><text:s text:c="4"/>int nopar;</text:span></text:p>
      <text:p text:style-name="Standard"><text:span text:style-name="Source_20_Text"><text:s text:c="4"/>int nopix;</text:span></text:p>
      <text:p text:style-name="Standard"><text:span text:style-name="Source_20_Text"><text:s text:c="4"/>time_t vtime;</text:span></text:p>
      <text:p text:style-name="Standard"><text:span text:style-name="Source_20_Text"><text:s text:c="4"/>int ltime;</text:span></text:p>
      <text:p text:style-name="Standard"><text:span text:style-name="Source_20_Text"><text:s text:c="4"/>fmucsref nav; </text:span></text:p>
      <text:p text:style-name="Standard"><text:span text:style-name="Source_20_Text"><text:s text:c="4"/>float t0m[BOXSIZE2D]; /* 0m temp */</text:span></text:p>
      <text:p text:style-name="Standard"><text:span text:style-name="Source_20_Text"><text:s text:c="4"/>float t2m[BOXSIZE2D]; /* 2m temp */</text:span></text:p>
      <text:p text:style-name="Standard"><text:span text:style-name="Source_20_Text"><text:s text:c="4"/>float t950hpa[BOXSIZE2D]; /* temp at 950 hPa */</text:span></text:p>
      <text:p text:style-name="Standard"><text:span text:style-name="Source_20_Text"><text:s text:c="4"/>float t800hpa[BOXSIZE2D]; /* temp at 800 hPa */</text:span></text:p>
      <text:p text:style-name="Standard"><text:span text:style-name="Source_20_Text"><text:s text:c="4"/>float t700hpa[BOXSIZE2D]; /* temp at 700 hPa */</text:span></text:p>
      <text:p text:style-name="Standard"><text:span text:style-name="Source_20_Text"><text:s text:c="4"/>float t500hpa[BOXSIZE2D]; /* temp at 500 hPa */</text:span></text:p>
      <text:p text:style-name="Standard"><text:span text:style-name="Source_20_Text"><text:s text:c="4"/>float ps[BOXSIZE2D]; /* mean sea level pressure */</text:span></text:p>
      <text:p text:style-name="Standard"><text:span text:style-name="Source_20_Text"><text:s text:c="4"/>float topo[BOXSIZE2D]; /* model topography */</text:span></text:p>
      <text:p text:style-name="Standard"><text:span text:style-name="Source_20_Text"><text:s text:c="4"/>float pw[BOXSIZE2D]; /* precipitable water */</text:span></text:p>
      <text:p text:style-name="Standard"><text:span text:style-name="Source_20_Text"><text:s text:c="4"/>float rh[BOXSIZE2D]; /* relative humidity at surface */</text:span></text:p>
      <text:p text:style-name="Standard"><text:span text:style-name="Source_20_Text">} ns_data;</text:span></text:p>
      <text:p text:style-name="Standard"><text:span text:style-name="Source_20_Text"/></text:p>
      <text:p text:style-name="Standard"><text:span text:style-name="Source_20_Text">typedef struct {</text:span></text:p>
      <text:p text:style-name="Standard"><text:span text:style-name="Source_20_Text"><text:s text:c="4"/>char source[20];</text:span></text:p>
      <text:p text:style-name="Standard"><text:span text:style-name="Source_20_Text"><text:s text:c="4"/>int nopix;</text:span></text:p>
      <text:p text:style-name="Standard"><text:span text:style-name="Source_20_Text"><text:s text:c="4"/>time_t vtime;</text:span></text:p>
      <text:p text:style-name="Standard"><text:span text:style-name="Source_20_Text"><text:s text:c="4"/>fmucsref nav;</text:span></text:p>
      <text:p text:style-name="Standard"><text:span text:style-name="Source_20_Text"><text:s text:c="4"/>unsigned char data[BOXSIZE2D];</text:span></text:p>
      <text:p text:style-name="Standard"><text:span text:style-name="Source_20_Text"><text:s text:c="4"/>char description[FMCOL_NO_CLOUDTYPE_VALUES][FMSTRING256];</text:span></text:p>
      <text:p text:style-name="Standard"><text:span text:style-name="Source_20_Text">} safcm_data;</text:span></text:p>
      <text:p text:style-name="Standard"><text:span text:style-name="Source_20_Text"/></text:p>
      <text:p text:style-name="Standard"><text:span text:style-name="Source_20_Text">typedef struct {</text:span></text:p>
      <text:p text:style-name="Standard"><text:span text:style-name="Source_20_Text"><text:s text:c="4"/>char source[20];</text:span></text:p>
      <text:p text:style-name="Standard"><text:span text:style-name="Source_20_Text"><text:s text:c="4"/>int nopix;</text:span></text:p>
      <text:p text:style-name="Standard"><text:span text:style-name="Source_20_Text"><text:s text:c="4"/>time_t vtime;</text:span></text:p>
      <text:p text:style-name="Standard"><text:span text:style-name="Source_20_Text"><text:s text:c="4"/>unsigned char data[BOXSIZE2D];</text:span></text:p>
      <text:p text:style-name="Standard"><text:span text:style-name="Source_20_Text">} safcm_data2;</text:span></text:p>
      <text:p text:style-name="Standard"><text:span text:style-name="Source_20_Text"/></text:p>
      <text:p text:style-name="Standard"><text:span text:style-name="Source_20_Text">typedef struct {</text:span></text:p>
      <text:p text:style-name="Standard"><text:span text:style-name="Source_20_Text"><text:s text:c="4"/>char source[20];</text:span></text:p>
      <text:p text:style-name="Standard"><text:span text:style-name="Source_20_Text"><text:s text:c="4"/>int nopix; </text:span></text:p>
      <text:p text:style-name="Standard"><text:span text:style-name="Source_20_Text"><text:s text:c="4"/>time_t vtime;</text:span></text:p>
      <text:p text:style-name="Standard"><text:span text:style-name="Source_20_Text"><text:s text:c="4"/>fmucsref nav;</text:span></text:p>
      <text:p text:style-name="Standard"><text:span text:style-name="Source_20_Text"><text:s text:c="4"/>float data[BOXSIZE2D];</text:span></text:p>
      <text:p text:style-name="Standard"><text:span text:style-name="Source_20_Text"><text:s text:c="4"/>unsigned short qflg[BOXSIZE2D];</text:span></text:p>
      <text:p text:style-name="Standard"><text:span text:style-name="Source_20_Text">} safssi_data;</text:span></text:p>
      <text:p text:style-name="Standard"><text:span text:style-name="Source_20_Text"/></text:p>
      <text:p text:style-name="Standard"><text:span text:style-name="Source_20_Text">typedef struct {</text:span></text:p>
      <text:p text:style-name="Standard"><text:span text:style-name="Source_20_Text"><text:s text:c="4"/>char source[20];</text:span></text:p>
      <text:p text:style-name="Standard"><text:span text:style-name="Source_20_Text"><text:s text:c="4"/>int nopix;</text:span></text:p>
      <text:p text:style-name="Standard"><text:span text:style-name="Source_20_Text"><text:s text:c="4"/>time_t vtime;</text:span></text:p>
      <text:p text:style-name="Standard"><text:span text:style-name="Source_20_Text"><text:s text:c="4"/>fmucsref nav;</text:span></text:p>
      <text:p text:style-name="Standard"><text:span text:style-name="Source_20_Text"><text:s text:c="4"/>float data[BOXSIZE2D];</text:span></text:p>
      <text:p text:style-name="Standard"><text:span text:style-name="Source_20_Text"><text:s text:c="4"/>unsigned short qflg[BOXSIZE2D];</text:span></text:p>
      <text:p text:style-name="Standard"><text:span text:style-name="Source_20_Text">} safdli_data;</text:span></text:p>
      <text:p text:style-name="Standard"><text:span text:style-name="Source_20_Text"/></text:p>
      <text:p text:style-name="Standard"><text:span text:style-name="Source_20_Text"/></text:p>
      <text:p text:style-name="Standard"><text:span text:style-name="Source_20_Text">/*</text:span></text:p>
      <text:p text:style-name="Standard"><text:span text:style-name="Source_20_Text"><text:s/>* Top level functions to use in main program</text:span></text:p>
      <text:p text:style-name="Standard"><text:span text:style-name="Source_20_Text"><text:s/>* The top level functions are named according to a numbering of data</text:span></text:p>
      <text:p text:style-name="Standard"><text:span text:style-name="Source_20_Text"><text:s/>* sources (see fmcolaccess.c for correct list at any time).</text:span></text:p>
      <text:p text:style-name="Standard"><text:span text:style-name="Source_20_Text"><text:s/>* <text:tab/>AVHRR<text:tab/>- 1 - AVHRR data as given by MEOS</text:span></text:p>
      <text:p text:style-name="Standard"><text:span text:style-name="Source_20_Text"><text:s/>* <text:tab/>NWP<text:tab/>- 2 - HIRLAM NWP data</text:span></text:p>
      <text:p text:style-name="Standard"><text:span text:style-name="Source_20_Text"><text:s/>* <text:tab/>STDAT<text:tab/>- 3 - SYNOP or DRAU data</text:span></text:p>
      <text:p text:style-name="Standard"><text:span text:style-name="Source_20_Text"><text:s/>* <text:tab/>SAFCM<text:tab/>- 4 - SAFNWC cloud type product</text:span></text:p>
      <text:p text:style-name="Standard"><text:span text:style-name="Source_20_Text"><text:s/>* <text:tab/>SAFSSI<text:tab/>- 5 - SAFOSI SSI product</text:span></text:p>
      <text:p text:style-name="Standard"><text:span text:style-name="Source_20_Text"><text:s/>* <text:tab/>SAFDLI<text:tab/>- 6 - SAFOSI DLI product</text:span></text:p>
      <text:p text:style-name="Standard"><text:span text:style-name="Source_20_Text"><text:s/>*/</text:span></text:p>
      <text:p text:style-name="Standard"><text:span text:style-name="Source_20_Text">int dump123(char *filename, char *class, </text:span></text:p>
      <text:p text:style-name="Standard"><text:span text:style-name="Source_20_Text"><text:tab/>as_data aobs, ns_data nobs, obsstruct sobs);</text:span></text:p>
      <text:p text:style-name="Standard"><text:span text:style-name="Source_20_Text">#ifdef FMCOL_HAVE_LIBPPS_COMMON</text:span></text:p>
      <text:p text:style-name="Standard"><text:span text:style-name="Source_20_Text">int dump1234(char *filename, char *class, </text:span></text:p>
      <text:p text:style-name="Standard"><text:span text:style-name="Source_20_Text"><text:tab/>as_data aobs, ns_data nobs, obsstruct sobs, safcm_data cobs);</text:span></text:p>
      <text:p text:style-name="Standard"><text:span text:style-name="Source_20_Text">int dump124(char *filename, char *class, </text:span></text:p>
      <text:p text:style-name="Standard"><text:span text:style-name="Source_20_Text"><text:tab/>as_data aobs, ns_data nobs, safcm_data cobs);</text:span></text:p>
      <text:p text:style-name="Standard"><text:span text:style-name="Source_20_Text">#ifdef FMCOL_HAVE_LIBOSIHDF5</text:span></text:p>
      <text:p text:style-name="Standard"><text:span text:style-name="Source_20_Text">int dump12345(char *filename, char *class, </text:span></text:p>
      <text:p text:style-name="Standard"><text:span text:style-name="Source_20_Text"><text:tab/>as_data aobs, ns_data nobs, obsstruct sobs, </text:span></text:p>
      <text:p text:style-name="Standard"><text:span text:style-name="Source_20_Text"><text:tab/>safcm_data cobs, safssi_data ssi);</text:span></text:p>
      <text:p text:style-name="Standard"><text:span text:style-name="Source_20_Text">int dump123456(char *filename, char *class, </text:span></text:p>
      <text:p text:style-name="Standard"><text:span text:style-name="Source_20_Text"><text:tab/>as_data aobs, ns_data nobs, obsstruct sobs, </text:span></text:p>
      <text:p text:style-name="Standard"><text:span text:style-name="Source_20_Text"><text:tab/>safcm_data cobs, safssi_data ssi, safdli_data dli);</text:span></text:p>
      <text:p text:style-name="Standard"><text:span text:style-name="Source_20_Text">int dump1245(char *filename, char *class, </text:span></text:p>
      <text:p text:style-name="Standard"><text:span text:style-name="Source_20_Text"><text:tab/>as_data aobs, ns_data nobs,</text:span></text:p>
      <text:p text:style-name="Standard"><text:span text:style-name="Source_20_Text"><text:tab/>safcm_data cobs, safssi_data ssi);</text:span></text:p>
      <text:p text:style-name="Standard"><text:span text:style-name="Source_20_Text">int dump12456(char *filename, char *class, </text:span></text:p>
      <text:p text:style-name="Standard"><text:span text:style-name="Source_20_Text"><text:tab/>as_data aobs, ns_data nobs,</text:span></text:p>
      <text:p text:style-name="Standard"><text:span text:style-name="Source_20_Text"><text:tab/>safcm_data cobs, safssi_data ssi, safdli_data dli);</text:span></text:p>
      <text:p text:style-name="Standard"><text:span text:style-name="Source_20_Text">#endif</text:span></text:p>
      <text:p text:style-name="Standard"><text:span text:style-name="Source_20_Text">#endif</text:span></text:p>
      <text:p text:style-name="Standard"><text:span text:style-name="Source_20_Text">#ifdef FMCOL_HAVE_LIBPPS_COMMON</text:span></text:p>
      <text:p text:style-name="Standard"><text:span text:style-name="Source_20_Text">int dump34(char *filename, char *class, </text:span></text:p>
      <text:p text:style-name="Standard"><text:span text:style-name="Source_20_Text"><text:tab/>obsstruct sobs, safcm_data cobs);</text:span></text:p>
      <text:p text:style-name="Standard"><text:span text:style-name="Source_20_Text">#ifdef FMCOL_HAVE_LIBOSIHDF5</text:span></text:p>
      <text:p text:style-name="Standard"><text:span text:style-name="Source_20_Text">int dump456(char *filename, char *class, </text:span></text:p>
      <text:p text:style-name="Standard"><text:span text:style-name="Source_20_Text"><text:tab/>safcm_data cobs, safssi_data iobs, safdli_data dobs);</text:span></text:p>
      <text:p text:style-name="Standard"><text:span text:style-name="Source_20_Text">#endif</text:span></text:p>
      <text:p text:style-name="Standard"><text:span text:style-name="Source_20_Text">#endif</text:span></text:p>
      <text:p text:style-name="Standard"><text:span text:style-name="Source_20_Text">#ifdef FMCOL_HAVE_LIBPPS_COMMON</text:span></text:p>
      <text:p text:style-name="Standard"><text:span text:style-name="Source_20_Text">#ifdef FMCOL_HAVE_LIBOSIHDF5</text:span></text:p>
      <text:p text:style-name="Standard"><text:span text:style-name="Source_20_Text">int read12345(char *filename, skeys *scrit, </text:span></text:p>
      <text:p text:style-name="Standard"><text:span text:style-name="Source_20_Text"><text:tab/>as_data **aobs, ns_data **nobs, obsstruct **sobs, </text:span></text:p>
      <text:p text:style-name="Standard"><text:span text:style-name="Source_20_Text"><text:tab/>safcm_data2 **cobs, safssi_data **iobs);</text:span></text:p>
      <text:p text:style-name="Standard"><text:span text:style-name="Source_20_Text">int read123456(char *filename, skeys *scrit, </text:span></text:p>
      <text:p text:style-name="Standard"><text:span text:style-name="Source_20_Text"><text:tab/>as_data **aobs, ns_data **nobs, obsstruct **sobs, </text:span></text:p>
      <text:p text:style-name="Standard"><text:span text:style-name="Source_20_Text"><text:tab/>safcm_data2 **cobs, safssi_data **iobs, safdli_data **dobs);</text:span></text:p>
      <text:p text:style-name="Standard"><text:span text:style-name="Source_20_Text">int read1245(char *filename, skeys *scrit, </text:span></text:p>
      <text:p text:style-name="Standard"><text:span text:style-name="Source_20_Text"><text:tab/>as_data **aobs, ns_data **nobs,</text:span></text:p>
      <text:p text:style-name="Standard"><text:span text:style-name="Source_20_Text"><text:tab/>safcm_data2 **cmobs, safssi_data **iobs);</text:span></text:p>
      <text:p text:style-name="Standard"><text:span text:style-name="Source_20_Text">int read12456(char *filename, skeys *scrit, </text:span></text:p>
      <text:p text:style-name="Standard"><text:span text:style-name="Source_20_Text"><text:tab/>as_data **aobs, ns_data **nobs,</text:span></text:p>
      <text:p text:style-name="Standard"><text:span text:style-name="Source_20_Text"><text:tab/>safcm_data2 **cmobs, safssi_data **iobs, safdli_data **dobs);</text:span></text:p>
      <text:p text:style-name="Standard"><text:span text:style-name="Source_20_Text">#endif</text:span></text:p>
      <text:p text:style-name="Standard"><text:span text:style-name="Source_20_Text">int read1234(char *filename, skeys *scrit, </text:span></text:p>
      <text:p text:style-name="Standard"><text:span text:style-name="Source_20_Text"><text:tab/>as_data **aobs, ns_data **nobs, obsstruct **sobs,</text:span></text:p>
      <text:p text:style-name="Standard"><text:span text:style-name="Source_20_Text"><text:tab/>safcm_data2 **cobs);</text:span></text:p>
      <text:p text:style-name="Standard"><text:span text:style-name="Source_20_Text">int read124(char *filename, skeys *scrit, </text:span></text:p>
      <text:p text:style-name="Standard"><text:span text:style-name="Source_20_Text"><text:tab/>as_data **aobs, ns_data **nobs, safcm_data2 **cobs);</text:span></text:p>
      <text:p text:style-name="Standard"><text:span text:style-name="Source_20_Text">#endif</text:span></text:p>
      <text:p text:style-name="Standard"><text:span text:style-name="Source_20_Text">int read123(char *filename, skeys *scrit, </text:span></text:p>
      <text:p text:style-name="Standard"><text:span text:style-name="Source_20_Text"><text:tab/>as_data **aobs, ns_data **nobs, obsstruct **sobs);</text:span></text:p>
      <text:p text:style-name="Standard"><text:span text:style-name="Source_20_Text">#ifdef FMCOL_HAVE_LIBPPS_COMMON</text:span></text:p>
      <text:p text:style-name="Standard"><text:span text:style-name="Source_20_Text">int read34(char *filename, skeys *scrit, obsstruct **sobs, safcm_data2 **cobs);</text:span></text:p>
      <text:p text:style-name="Standard"><text:span text:style-name="Source_20_Text">#ifdef FMCOL_HAVE_LIBOSIHDF5</text:span></text:p>
      <text:p text:style-name="Standard"><text:span text:style-name="Source_20_Text">int read456(char *filename, skeys *scrit, </text:span></text:p>
      <text:p text:style-name="Standard"><text:span text:style-name="Source_20_Text"><text:tab/>safcm_data2 **cmobs, safssi_data **iobs, safdli_data **dobs);</text:span></text:p>
      <text:p text:style-name="Standard"><text:span text:style-name="Source_20_Text">#endif</text:span></text:p>
      <text:p text:style-name="Standard"><text:span text:style-name="Source_20_Text">#endif</text:span></text:p>
      <text:p text:style-name="Standard"><text:span text:style-name="Source_20_Text">int checknorec(char *filename, skeys *scrit);</text:span></text:p>
      <text:p text:style-name="Standard"><text:span text:style-name="Source_20_Text"/></text:p>
      <text:p text:style-name="Standard"><text:span text:style-name="Source_20_Text">/*</text:span></text:p>
      <text:p text:style-name="Standard"><text:span text:style-name="Source_20_Text"><text:s/>* Functions below are only used by the top level functions, not in the</text:span></text:p>
      <text:p text:style-name="Standard"><text:span text:style-name="Source_20_Text"><text:s/>* main program.</text:span></text:p>
      <text:p text:style-name="Standard"><text:span text:style-name="Source_20_Text"><text:s/>* Data dump to file</text:span></text:p>
      <text:p text:style-name="Standard"><text:span text:style-name="Source_20_Text"><text:s/>*/</text:span></text:p>
      <text:p text:style-name="Standard"><text:span text:style-name="Source_20_Text">hid_t openFile(char *filename);</text:span></text:p>
      <text:p text:style-name="Standard"><text:span text:style-name="Source_20_Text">herr_t read_items(hid_t loc_id, const char *name, void *opdata); </text:span></text:p>
      <text:p text:style-name="Standard"><text:span text:style-name="Source_20_Text">herr_t count_basegroups(hid_t loc_id, const char *name, void *opdata); </text:span></text:p>
      <text:p text:style-name="Standard"><text:span text:style-name="Source_20_Text">herr_t count_datasets(hid_t loc_id, const char *name, void *opdata); </text:span></text:p>
      <text:p text:style-name="Standard"><text:span text:style-name="Source_20_Text">herr_t dumpAVHRR2HDF(hid_t file, hid_t grp, as_data aobs);</text:span></text:p>
      <text:p text:style-name="Standard"><text:span text:style-name="Source_20_Text">herr_t dumpNWP2HDF(hid_t file, hid_t grp, ns_data nobs);</text:span></text:p>
      <text:p text:style-name="Standard"><text:span text:style-name="Source_20_Text">herr_t dumpSTDAT2HDF(hid_t file, hid_t grp, obsstruct sobs);</text:span></text:p>
      <text:p text:style-name="Standard"><text:span text:style-name="Source_20_Text">#ifdef FMCOL_HAVE_LIBPPS_COMMON</text:span></text:p>
      <text:p text:style-name="Standard"><text:span text:style-name="Source_20_Text">herr_t dumpSAFCM2HDF(hid_t file, hid_t grp, safcm_data cmobs);</text:span></text:p>
      <text:p text:style-name="Standard"><text:span text:style-name="Source_20_Text">#endif</text:span></text:p>
      <text:p text:style-name="Standard"><text:span text:style-name="Source_20_Text">#ifdef FMCOL_HAVE_LIBOSIHDF5</text:span></text:p>
      <text:p text:style-name="Standard"><text:span text:style-name="Source_20_Text">herr_t dumpSAFSSI2HDF(hid_t file, hid_t grp, safssi_data ssiobs);</text:span></text:p>
      <text:p text:style-name="Standard"><text:span text:style-name="Source_20_Text">herr_t dumpSAFDLI2HDF(hid_t file, hid_t grp, safdli_data dliobs);</text:span></text:p>
      <text:p text:style-name="Standard"><text:span text:style-name="Source_20_Text">#endif</text:span></text:p>
      <text:p text:style-name="Standard"><text:span text:style-name="Source_20_Text">herr_t readSTDAT(hid_t file, hid_t grp, obsstruct *obs);</text:span></text:p>
      <text:p text:style-name="Standard"><text:span text:style-name="Source_20_Text">herr_t readAVHRR(hid_t file, hid_t grp, as_data *obs);</text:span></text:p>
      <text:p text:style-name="Standard"><text:span text:style-name="Source_20_Text">herr_t readNWP(hid_t file, hid_t grp, ns_data *obs);</text:span></text:p>
      <text:p text:style-name="Standard"><text:span text:style-name="Source_20_Text">#ifdef FMCOL_HAVE_LIBPPS_COMMON</text:span></text:p>
      <text:p text:style-name="Standard"><text:span text:style-name="Source_20_Text">/*herr_t readSAFCM(hid_t file, hid_t grp, safcm_data *obs);*/</text:span></text:p>
      <text:p text:style-name="Standard"><text:span text:style-name="Source_20_Text">herr_t readSAFCM(hid_t file, hid_t grp, safcm_data2 *obs);</text:span></text:p>
      <text:p text:style-name="Standard"><text:span text:style-name="Source_20_Text">herr_t readSAFCMRAW(hid_t file, hid_t grp, safcm_data2 *obs);</text:span></text:p>
      <text:p text:style-name="Standard"><text:span text:style-name="Source_20_Text">#endif</text:span></text:p>
      <text:p text:style-name="Standard"><text:span text:style-name="Source_20_Text">#ifdef FMCOL_HAVE_LIBOSIHDF5</text:span></text:p>
      <text:p text:style-name="Standard"><text:span text:style-name="Source_20_Text">herr_t readSAFSSI(hid_t file, hid_t grp, safssi_data *obs);</text:span></text:p>
      <text:p text:style-name="Standard"><text:span text:style-name="Source_20_Text">herr_t readSAFDLI(hid_t file, hid_t grp, safdli_data *obs);</text:span></text:p>
      <text:p text:style-name="Standard"><text:span text:style-name="Source_20_Text">#endif</text:span></text:p>
      <text:p text:style-name="Standard"><text:span text:style-name="Source_20_Text"/></text:p>
      <text:p text:style-name="Standard"><text:span text:style-name="Source_20_Text">/*</text:span></text:p>
      <text:p text:style-name="Standard"><text:span text:style-name="Source_20_Text"><text:s/>* Compound datatypes required</text:span></text:p>
      <text:p text:style-name="Standard"><text:span text:style-name="Source_20_Text"><text:s/>*/</text:span></text:p>
      <text:p text:style-name="Standard"><text:span text:style-name="Source_20_Text">hid_t compoundAVHRR(int nopix);</text:span></text:p>
      <text:p text:style-name="Standard"><text:span text:style-name="Source_20_Text">hid_t compoundNWP(int nopix);</text:span></text:p>
      <text:p text:style-name="Standard"><text:span text:style-name="Source_20_Text">hid_t compoundSTDAT(void);</text:span></text:p>
      <text:p text:style-name="Standard"><text:span text:style-name="Source_20_Text">hid_t compoundSAFCM(int nopix);</text:span></text:p>
      <text:p text:style-name="Standard"><text:span text:style-name="Source_20_Text">hid_t compoundSAFCMRAW(int nopix);</text:span></text:p>
      <text:p text:style-name="Standard"><text:span text:style-name="Source_20_Text">hid_t compoundSAFSSI(int nopix);</text:span></text:p>
      <text:p text:style-name="Standard"><text:span text:style-name="Source_20_Text">hid_t compoundSAFDLI(int nopix);</text:span></text:p>
      <text:p text:style-name="Standard"><text:span text:style-name="Source_20_Text">hid_t compoundUCS(void);</text:span></text:p>
      <text:p text:style-name="Standard"><text:span text:style-name="Source_20_Text">hid_t compoundIMGA(void);</text:span></text:p>
      <text:p text:style-name="Standard"><text:span text:style-name="Source_20_Text">hid_t compoundLATLON(void);</text:span></text:p>
      <text:p text:style-name="Standard"><text:span text:style-name="Source_20_Text"/></text:p>
      <text:p text:style-name="Standard"><text:span text:style-name="Source_20_Text">/*</text:span></text:p>
      <text:p text:style-name="Standard"><text:span text:style-name="Source_20_Text"><text:s/>* End function prototypes.</text:span></text:p>
      <text:p text:style-name="Standard"><text:span text:style-name="Source_20_Text"><text:s/>*/</text:span></text:p>
      <text:p text:style-name="Standard"><text:span text:style-name="Source_20_Text"/></text:p>
      <text:p text:style-name="Standard"><text:span text:style-name="Source_20_Text">#endif /* FMCOL_HAVE_LIBHDF5 */</text:span></text:p>
      <text:p text:style-name="Standard"><text:span text:style-name="Source_20_Text">#endif /* _HDFACCESS_H */</text:span></text:p>
      <text:h text:style-name="Heading_20_3" text:outline-level="3">avhrr_stdat.h</text:h>
      <text:p text:style-name="Standard"><text:span text:style-name="Source_20_Text">/*</text:span></text:p>
      <text:p text:style-name="Standard"><text:span text:style-name="Source_20_Text"><text:s/>* NAME:</text:span></text:p>
      <text:p text:style-name="Standard"><text:span text:style-name="Source_20_Text"><text:s/>* avhrr_stdat.h</text:span></text:p>
      <text:p text:style-name="Standard"><text:span text:style-name="Source_20_Text"><text:s/>*</text:span></text:p>
      <text:p text:style-name="Standard"><text:span text:style-name="Source_20_Text"><text:s/>* PURPOSE:</text:span></text:p>
      <text:p text:style-name="Standard"><text:span text:style-name="Source_20_Text"><text:s/>* Header file for avhrr_stdat.c, see avhrr_stdat.c for details.</text:span></text:p>
      <text:p text:style-name="Standard"><text:span text:style-name="Source_20_Text"><text:s/>*</text:span></text:p>
      <text:p text:style-name="Standard"><text:span text:style-name="Source_20_Text"><text:s/>* REQUIREMENTS:</text:span></text:p>
      <text:p text:style-name="Standard"><text:span text:style-name="Source_20_Text"><text:s/>* NA</text:span></text:p>
      <text:p text:style-name="Standard"><text:span text:style-name="Source_20_Text"><text:s/>*</text:span></text:p>
      <text:p text:style-name="Standard"><text:span text:style-name="Source_20_Text"><text:s/>* INPUT:</text:span></text:p>
      <text:p text:style-name="Standard"><text:span text:style-name="Source_20_Text"><text:s/>* NA</text:span></text:p>
      <text:p text:style-name="Standard"><text:span text:style-name="Source_20_Text"><text:s/>*</text:span></text:p>
      <text:p text:style-name="Standard"><text:span text:style-name="Source_20_Text"><text:s/>* OUTPUT:</text:span></text:p>
      <text:p text:style-name="Standard"><text:span text:style-name="Source_20_Text"><text:s/>* NA</text:span></text:p>
      <text:p text:style-name="Standard"><text:span text:style-name="Source_20_Text"><text:s/>*</text:span></text:p>
      <text:p text:style-name="Standard"><text:span text:style-name="Source_20_Text"><text:s/>* NOTES:</text:span></text:p>
      <text:p text:style-name="Standard"><text:span text:style-name="Source_20_Text"><text:s/>* NA</text:span></text:p>
      <text:p text:style-name="Standard"><text:span text:style-name="Source_20_Text"><text:s/>*</text:span></text:p>
      <text:p text:style-name="Standard"><text:span text:style-name="Source_20_Text"><text:s/>* BUGS:</text:span></text:p>
      <text:p text:style-name="Standard"><text:span text:style-name="Source_20_Text"><text:s/>* NA</text:span></text:p>
      <text:p text:style-name="Standard"><text:span text:style-name="Source_20_Text"><text:s/>*</text:span></text:p>
      <text:p text:style-name="Standard"><text:span text:style-name="Source_20_Text"><text:s/>* AUTHOR:</text:span></text:p>
      <text:p text:style-name="Standard"><text:span text:style-name="Source_20_Text"><text:s/>* Øystein Godøy, DNMI/FOU, 06/11/2000</text:span></text:p>
      <text:p text:style-name="Standard"><text:span text:style-name="Source_20_Text"><text:s/>*</text:span></text:p>
      <text:p text:style-name="Standard"><text:span text:style-name="Source_20_Text"><text:s/>* MODIFIED:</text:span></text:p>
      <text:p text:style-name="Standard"><text:span text:style-name="Source_20_Text"><text:s/>* Øystein Godøy, MI/FOU, 11.04.2003</text:span></text:p>
      <text:p text:style-name="Standard"><text:span text:style-name="Source_20_Text"><text:s/>* Øystein Godøy, met.no/FOU, 22.12.2004</text:span></text:p>
      <text:p text:style-name="Standard"><text:span text:style-name="Source_20_Text"><text:s/>* Changed storage structure, this needs to be reflected by fmcolaccess.c as</text:span></text:p>
      <text:p text:style-name="Standard"><text:span text:style-name="Source_20_Text"><text:s/>* well...</text:span></text:p>
      <text:p text:style-name="Standard"><text:span text:style-name="Source_20_Text"><text:s/>* Øystein Godøy, METNO/FOU, 25.04.2007: Adapted for libfmutil/libfmio.</text:span></text:p>
      <text:p text:style-name="Standard"><text:span text:style-name="Source_20_Text"><text:s/>*</text:span></text:p>
      <text:p text:style-name="Standard"><text:span text:style-name="Source_20_Text"><text:s/>* CVS_ID:</text:span></text:p>
      <text:p text:style-name="Standard"><text:span text:style-name="Source_20_Text"><text:s/>* $Id: avhrr_stdat.h,v 1.6 2007/09/12 14:36:21 steingod Exp $</text:span></text:p>
      <text:p text:style-name="Standard"><text:span text:style-name="Source_20_Text"><text:s/>*/ </text:span></text:p>
      <text:p text:style-name="Standard"><text:span text:style-name="Source_20_Text"/></text:p>
      <text:p text:style-name="Standard"><text:span text:style-name="Source_20_Text">#include &lt;stdio.h&gt;</text:span></text:p>
      <text:p text:style-name="Standard"><text:span text:style-name="Source_20_Text">#include &lt;stdlib.h&gt;</text:span></text:p>
      <text:p text:style-name="Standard"><text:span text:style-name="Source_20_Text"/></text:p>
      <text:p text:style-name="Standard"><text:span text:style-name="Source_20_Text">#include &lt;fmcol.h&gt;</text:span></text:p>
      <text:p text:style-name="Standard"><text:span text:style-name="Source_20_Text">#include &lt;fmcolaccess.h&gt;</text:span></text:p>
      <text:p text:style-name="Standard"><text:span text:style-name="Source_20_Text">/*</text:span></text:p>
      <text:p text:style-name="Standard"><text:span text:style-name="Source_20_Text">#include &lt;fmcoord.h&gt;</text:span></text:p>
      <text:p text:style-name="Standard"><text:span text:style-name="Source_20_Text">#include &lt;fmsubtrack.h&gt;</text:span></text:p>
      <text:p text:style-name="Standard"><text:span text:style-name="Source_20_Text">*/</text:span></text:p>
      <text:p text:style-name="Standard"><text:span text:style-name="Source_20_Text"/></text:p>
      <text:p text:style-name="Standard"><text:span text:style-name="Source_20_Text">#ifndef _AVHRR_STDAT_H</text:span></text:p>
      <text:p text:style-name="Standard"><text:span text:style-name="Source_20_Text">#define _AVHRR_STDAT_H</text:span></text:p>
      <text:p text:style-name="Standard"><text:span text:style-name="Source_20_Text"/></text:p>
      <text:p text:style-name="Standard"><text:span text:style-name="Source_20_Text">#define OUTOFIMAGE -40100</text:span></text:p>
      <text:p text:style-name="Standard"><text:span text:style-name="Source_20_Text">#define MISVAL -99999</text:span></text:p>
      <text:p text:style-name="Standard"><text:span text:style-name="Source_20_Text">#define MAXCH 5</text:span></text:p>
      <text:p text:style-name="Standard"><text:span text:style-name="Source_20_Text"/></text:p>
      <text:p text:style-name="Standard"><text:span text:style-name="Source_20_Text">int avhrr_stdat(fmgeopos gpos, fmprojspec myproj, fmio_img img, as_data *a);</text:span></text:p>
      <text:p text:style-name="Standard"><text:span text:style-name="Source_20_Text">int avhrr_init(int boxsize, int nochan, as_data *a);</text:span></text:p>
      <text:p text:style-name="Standard"><text:span text:style-name="Source_20_Text">int avhrr_free(as_data *a);</text:span></text:p>
      <text:p text:style-name="Standard"><text:span text:style-name="Source_20_Text"><text:s text:c="4"/></text:span></text:p>
      <text:p text:style-name="Standard"><text:span text:style-name="Source_20_Text">#endif /* _AVHRR_STDAT_H */</text:span></text:p>
      <text:h text:style-name="Heading_20_3" text:outline-level="3">nwp_read.h</text:h>
      <text:p text:style-name="Standard"><text:span text:style-name="Source_20_Text">/*</text:span></text:p>
      <text:p text:style-name="Standard"><text:span text:style-name="Source_20_Text"><text:s/>* NAME:</text:span></text:p>
      <text:p text:style-name="Standard"><text:span text:style-name="Source_20_Text"><text:s/>* nwp_read.h</text:span></text:p>
      <text:p text:style-name="Standard"><text:span text:style-name="Source_20_Text"><text:s/>*</text:span></text:p>
      <text:p text:style-name="Standard"><text:span text:style-name="Source_20_Text"><text:s/>* PURPOSE:</text:span></text:p>
      <text:p text:style-name="Standard"><text:span text:style-name="Source_20_Text"><text:s/>* To provide an interface between libusenwp and libfmcol.</text:span></text:p>
      <text:p text:style-name="Standard"><text:span text:style-name="Source_20_Text"><text:s/>*</text:span></text:p>
      <text:p text:style-name="Standard"><text:span text:style-name="Source_20_Text"><text:s/>* REQUIREMENTS:</text:span></text:p>
      <text:p text:style-name="Standard"><text:span text:style-name="Source_20_Text"><text:s/>* NA</text:span></text:p>
      <text:p text:style-name="Standard"><text:span text:style-name="Source_20_Text"><text:s/>*</text:span></text:p>
      <text:p text:style-name="Standard"><text:span text:style-name="Source_20_Text"><text:s/>* INPUT:</text:span></text:p>
      <text:p text:style-name="Standard"><text:span text:style-name="Source_20_Text"><text:s/>* NA</text:span></text:p>
      <text:p text:style-name="Standard"><text:span text:style-name="Source_20_Text"><text:s/>*</text:span></text:p>
      <text:p text:style-name="Standard"><text:span text:style-name="Source_20_Text"><text:s/>* OUTPUT:</text:span></text:p>
      <text:p text:style-name="Standard"><text:span text:style-name="Source_20_Text"><text:s/>* NA</text:span></text:p>
      <text:p text:style-name="Standard"><text:span text:style-name="Source_20_Text"><text:s/>*</text:span></text:p>
      <text:p text:style-name="Standard"><text:span text:style-name="Source_20_Text"><text:s/>* NOTES:</text:span></text:p>
      <text:p text:style-name="Standard"><text:span text:style-name="Source_20_Text"><text:s/>* NA</text:span></text:p>
      <text:p text:style-name="Standard"><text:span text:style-name="Source_20_Text"><text:s/>*</text:span></text:p>
      <text:p text:style-name="Standard"><text:span text:style-name="Source_20_Text"><text:s/>* BUGS:</text:span></text:p>
      <text:p text:style-name="Standard"><text:span text:style-name="Source_20_Text"><text:s/>* NA</text:span></text:p>
      <text:p text:style-name="Standard"><text:span text:style-name="Source_20_Text"><text:s/>*</text:span></text:p>
      <text:p text:style-name="Standard"><text:span text:style-name="Source_20_Text"><text:s/>* AUTHOR:</text:span></text:p>
      <text:p text:style-name="Standard"><text:span text:style-name="Source_20_Text"><text:s/>* Øystein Godøy, met.no/FOU, 18.10.2004 </text:span></text:p>
      <text:p text:style-name="Standard"><text:span text:style-name="Source_20_Text"><text:s/>*</text:span></text:p>
      <text:p text:style-name="Standard"><text:span text:style-name="Source_20_Text"><text:s/>* MODIFIED:</text:span></text:p>
      <text:p text:style-name="Standard"><text:span text:style-name="Source_20_Text"><text:s/>* Øystein Godøy, METNO/FOU, 17.10.2007: Removed hardcoded filenames.</text:span></text:p>
      <text:p text:style-name="Standard"><text:span text:style-name="Source_20_Text"><text:s/>*</text:span></text:p>
      <text:p text:style-name="Standard"><text:span text:style-name="Source_20_Text"><text:s/>* CVS_ID:</text:span></text:p>
      <text:p text:style-name="Standard"><text:span text:style-name="Source_20_Text"><text:s/>* $Id: nwp_read.h,v 1.6 2007/10/17 11:43:44 steingod Exp $</text:span></text:p>
      <text:p text:style-name="Standard"><text:span text:style-name="Source_20_Text"><text:s/>*/</text:span></text:p>
      <text:p text:style-name="Standard"><text:span text:style-name="Source_20_Text"/></text:p>
      <text:p text:style-name="Standard"><text:span text:style-name="Source_20_Text">#include &lt;stdio.h&gt;</text:span></text:p>
      <text:p text:style-name="Standard"><text:span text:style-name="Source_20_Text">#include &lt;stdlib.h&gt;</text:span></text:p>
      <text:p text:style-name="Standard"><text:span text:style-name="Source_20_Text"/></text:p>
      <text:p text:style-name="Standard"><text:span text:style-name="Source_20_Text">#include &lt;fmutil.h&gt;</text:span></text:p>
      <text:p text:style-name="Standard"><text:span text:style-name="Source_20_Text">#include &lt;fmcol.h&gt;</text:span></text:p>
      <text:p text:style-name="Standard"><text:span text:style-name="Source_20_Text">#include &lt;fmcolaccess.h&gt;</text:span></text:p>
      <text:p text:style-name="Standard"><text:span text:style-name="Source_20_Text"/></text:p>
      <text:p text:style-name="Standard"><text:span text:style-name="Source_20_Text">#ifndef NWP_READ</text:span></text:p>
      <text:p text:style-name="Standard"><text:span text:style-name="Source_20_Text">#define NWP_READ</text:span></text:p>
      <text:p text:style-name="Standard"><text:span text:style-name="Source_20_Text"/></text:p>
      <text:p text:style-name="Standard"><text:span text:style-name="Source_20_Text">#define NOFIELDS1 9</text:span></text:p>
      <text:p text:style-name="Standard"><text:span text:style-name="Source_20_Text">#define NOFIELDS2 1</text:span></text:p>
      <text:p text:style-name="Standard"><text:span text:style-name="Source_20_Text">#define NOFIELDS NOFIELDS1+NOFIELDS2</text:span></text:p>
      <text:p text:style-name="Standard"><text:span text:style-name="Source_20_Text"/></text:p>
      <text:p text:style-name="Standard"><text:span text:style-name="Source_20_Text">typedef struct {</text:span></text:p>
      <text:p text:style-name="Standard"><text:span text:style-name="Source_20_Text"><text:s text:c="4"/>fmsec1970 validtime;</text:span></text:p>
      <text:p text:style-name="Standard"><text:span text:style-name="Source_20_Text"><text:s text:c="4"/>int leadtime;</text:span></text:p>
      <text:p text:style-name="Standard"><text:span text:style-name="Source_20_Text"><text:s text:c="4"/>fmucsref refucs;</text:span></text:p>
      <text:p text:style-name="Standard"><text:span text:style-name="Source_20_Text"><text:s text:c="4"/>float *t950hpa; /* temp at 950 hPa */</text:span></text:p>
      <text:p text:style-name="Standard"><text:span text:style-name="Source_20_Text"><text:s text:c="4"/>float *t800hpa; /* temp at 800 hPa */</text:span></text:p>
      <text:p text:style-name="Standard"><text:span text:style-name="Source_20_Text"><text:s text:c="4"/>float *t700hpa; /* temp at 700 hPa */</text:span></text:p>
      <text:p text:style-name="Standard"><text:span text:style-name="Source_20_Text"><text:s text:c="4"/>float *t500hpa; /* temp at 500 hPa */</text:span></text:p>
      <text:p text:style-name="Standard"><text:span text:style-name="Source_20_Text"><text:s text:c="4"/>float *t0m; /* surface temp */</text:span></text:p>
      <text:p text:style-name="Standard"><text:span text:style-name="Source_20_Text"><text:s text:c="4"/>float *t2m; /* 2m temp */</text:span></text:p>
      <text:p text:style-name="Standard"><text:span text:style-name="Source_20_Text"><text:s text:c="4"/>float *ps; /* mean sea level pressure */</text:span></text:p>
      <text:p text:style-name="Standard"><text:span text:style-name="Source_20_Text"><text:s text:c="4"/>float *topo; /* model topography */</text:span></text:p>
      <text:p text:style-name="Standard"><text:span text:style-name="Source_20_Text"><text:s text:c="4"/>float *pw; /* precipitable water */</text:span></text:p>
      <text:p text:style-name="Standard"><text:span text:style-name="Source_20_Text"><text:s text:c="4"/>float *rh; /* relative humidity at surface */</text:span></text:p>
      <text:p text:style-name="Standard"><text:span text:style-name="Source_20_Text">} nwpdata;</text:span></text:p>
      <text:p text:style-name="Standard"><text:span text:style-name="Source_20_Text"/></text:p>
      <text:p text:style-name="Standard"><text:span text:style-name="Source_20_Text">int nwpdata_init(nwpdata *nwp); </text:span></text:p>
      <text:p text:style-name="Standard"><text:span text:style-name="Source_20_Text">int nwpdata_read(char *nwppath, fmfilelist surflist, fmfilelist levlist,</text:span></text:p>
      <text:p text:style-name="Standard"><text:span text:style-name="Source_20_Text"><text:tab/>fmtime reqtime, fmucsref refucs, nwpdata *nwp);</text:span></text:p>
      <text:p text:style-name="Standard"><text:span text:style-name="Source_20_Text">int nwpdata_free(nwpdata *nwp);</text:span></text:p>
      <text:p text:style-name="Standard"><text:span text:style-name="Source_20_Text"/></text:p>
      <text:p text:style-name="Standard"><text:span text:style-name="Source_20_Text">#endif /* NWP_READ */</text:span></text:p>
      <text:h text:style-name="Heading_20_3" text:outline-level="3">nwp_stdat.h</text:h>
      <text:p text:style-name="Standard"><text:span text:style-name="Source_20_Text">/*</text:span></text:p>
      <text:p text:style-name="Standard"><text:span text:style-name="Source_20_Text"><text:s/>* NAME:</text:span></text:p>
      <text:p text:style-name="Standard"><text:span text:style-name="Source_20_Text"><text:s/>* nwp_stdat.h</text:span></text:p>
      <text:p text:style-name="Standard"><text:span text:style-name="Source_20_Text"><text:s/>*</text:span></text:p>
      <text:p text:style-name="Standard"><text:span text:style-name="Source_20_Text"><text:s/>* PURPOSE:</text:span></text:p>
      <text:p text:style-name="Standard"><text:span text:style-name="Source_20_Text"><text:s/>* Header file for nwp_stdat.c</text:span></text:p>
      <text:p text:style-name="Standard"><text:span text:style-name="Source_20_Text"><text:s/>*</text:span></text:p>
      <text:p text:style-name="Standard"><text:span text:style-name="Source_20_Text"><text:s/>* REQUIREMENTS:</text:span></text:p>
      <text:p text:style-name="Standard"><text:span text:style-name="Source_20_Text"><text:s/>* NA</text:span></text:p>
      <text:p text:style-name="Standard"><text:span text:style-name="Source_20_Text"><text:s/>*</text:span></text:p>
      <text:p text:style-name="Standard"><text:span text:style-name="Source_20_Text"><text:s/>* INPUT:</text:span></text:p>
      <text:p text:style-name="Standard"><text:span text:style-name="Source_20_Text"><text:s/>* NA</text:span></text:p>
      <text:p text:style-name="Standard"><text:span text:style-name="Source_20_Text"><text:s/>*</text:span></text:p>
      <text:p text:style-name="Standard"><text:span text:style-name="Source_20_Text"><text:s/>* OUTPUT:</text:span></text:p>
      <text:p text:style-name="Standard"><text:span text:style-name="Source_20_Text"><text:s/>* NA</text:span></text:p>
      <text:p text:style-name="Standard"><text:span text:style-name="Source_20_Text"><text:s/>*</text:span></text:p>
      <text:p text:style-name="Standard"><text:span text:style-name="Source_20_Text"><text:s/>* NOTES:</text:span></text:p>
      <text:p text:style-name="Standard"><text:span text:style-name="Source_20_Text"><text:s/>* NA</text:span></text:p>
      <text:p text:style-name="Standard"><text:span text:style-name="Source_20_Text"><text:s/>*</text:span></text:p>
      <text:p text:style-name="Standard"><text:span text:style-name="Source_20_Text"><text:s/>* BUGS:</text:span></text:p>
      <text:p text:style-name="Standard"><text:span text:style-name="Source_20_Text"><text:s/>* NA</text:span></text:p>
      <text:p text:style-name="Standard"><text:span text:style-name="Source_20_Text"><text:s/>*</text:span></text:p>
      <text:p text:style-name="Standard"><text:span text:style-name="Source_20_Text"><text:s/>* AUTHOR:</text:span></text:p>
      <text:p text:style-name="Standard"><text:span text:style-name="Source_20_Text"><text:s/>* Øystein Godøy, DNMI/FOU, 28/01/2002</text:span></text:p>
      <text:p text:style-name="Standard"><text:span text:style-name="Source_20_Text"><text:s/>*</text:span></text:p>
      <text:p text:style-name="Standard"><text:span text:style-name="Source_20_Text"><text:s/>* MODIFIED:</text:span></text:p>
      <text:p text:style-name="Standard"><text:span text:style-name="Source_20_Text"><text:s/>* Øystein Godøy, MI/FOU, 16.04.2003</text:span></text:p>
      <text:p text:style-name="Standard"><text:span text:style-name="Source_20_Text"><text:s/>* Øystein Godøy, met.no/FOU, 18.10.2004: NWP interface is changed.</text:span></text:p>
      <text:p text:style-name="Standard"><text:span text:style-name="Source_20_Text"><text:s/>*</text:span></text:p>
      <text:p text:style-name="Standard"><text:span text:style-name="Source_20_Text"><text:s/>* CVS_ID:</text:span></text:p>
      <text:p text:style-name="Standard"><text:span text:style-name="Source_20_Text"><text:s/>* $Id: nwp_stdat.h,v 1.5 2007/09/12 14:36:22 steingod Exp $</text:span></text:p>
      <text:p text:style-name="Standard"><text:span text:style-name="Source_20_Text"><text:s/>*/</text:span></text:p>
      <text:p text:style-name="Standard"><text:span text:style-name="Source_20_Text"/></text:p>
      <text:p text:style-name="Standard"><text:span text:style-name="Source_20_Text">#include &lt;stdio.h&gt;</text:span></text:p>
      <text:p text:style-name="Standard"><text:span text:style-name="Source_20_Text">#include &lt;stdlib.h&gt;</text:span></text:p>
      <text:p text:style-name="Standard"><text:span text:style-name="Source_20_Text">#include &lt;fmutil.h&gt;</text:span></text:p>
      <text:p text:style-name="Standard"><text:span text:style-name="Source_20_Text">#include &lt;fmcol.h&gt;</text:span></text:p>
      <text:p text:style-name="Standard"><text:span text:style-name="Source_20_Text">#include &lt;nwp_read.h&gt;</text:span></text:p>
      <text:p text:style-name="Standard"><text:span text:style-name="Source_20_Text">#include &lt;fmcolaccess.h&gt;</text:span></text:p>
      <text:p text:style-name="Standard"><text:span text:style-name="Source_20_Text"/></text:p>
      <text:p text:style-name="Standard"><text:span text:style-name="Source_20_Text">/*</text:span></text:p>
      <text:p text:style-name="Standard"><text:span text:style-name="Source_20_Text">#include &lt;fmcoord.h&gt;</text:span></text:p>
      <text:p text:style-name="Standard"><text:span text:style-name="Source_20_Text">*/</text:span></text:p>
      <text:p text:style-name="Standard"><text:span text:style-name="Source_20_Text"/></text:p>
      <text:p text:style-name="Standard"><text:span text:style-name="Source_20_Text">#ifndef _NWP_STDAT_H</text:span></text:p>
      <text:p text:style-name="Standard"><text:span text:style-name="Source_20_Text">#define _NWP_STDAT_H</text:span></text:p>
      <text:p text:style-name="Standard"><text:span text:style-name="Source_20_Text"/></text:p>
      <text:p text:style-name="Standard"><text:span text:style-name="Source_20_Text">#define OUTOFIMAGE -40100</text:span></text:p>
      <text:p text:style-name="Standard"><text:span text:style-name="Source_20_Text">#define MISVAL -99999</text:span></text:p>
      <text:p text:style-name="Standard"><text:span text:style-name="Source_20_Text">#define UNDEF +1.E+35</text:span></text:p>
      <text:p text:style-name="Standard"><text:span text:style-name="Source_20_Text"/></text:p>
      <text:p text:style-name="Standard"><text:span text:style-name="Source_20_Text">int nwp_stdat(fmgeopos gpos, fmprojspec myproj, fmucsref refucs,</text:span></text:p>
      <text:p text:style-name="Standard"><text:span text:style-name="Source_20_Text"><text:tab/>nwpdata nwp, ns_data *n);</text:span></text:p>
      <text:p text:style-name="Standard"><text:span text:style-name="Source_20_Text">int nwp_init(int boxsize, float boxresx, float boxresy, int nopar, ns_data *n);</text:span></text:p>
      <text:p text:style-name="Standard"><text:span text:style-name="Source_20_Text">int nwp_free(ns_data *n);</text:span></text:p>
      <text:p text:style-name="Standard"><text:span text:style-name="Source_20_Text"><text:s text:c="4"/></text:span></text:p>
      <text:p text:style-name="Standard"><text:span text:style-name="Source_20_Text">#endif /* _NWP_STDAT_H */</text:span></text:p>
      <text:p text:style-name="Standard"><text:span text:style-name="Source_20_Text"/></text:p>
      <text:h text:style-name="Heading_20_3" text:outline-level="3">safssi_stdat.h</text:h>
      <text:p text:style-name="Standard"><text:span text:style-name="Source_20_Text">/*</text:span></text:p>
      <text:p text:style-name="Standard"><text:span text:style-name="Source_20_Text"><text:s/>* NAME:</text:span></text:p>
      <text:p text:style-name="Standard"><text:span text:style-name="Source_20_Text"><text:s/>* safssi_stdat.h</text:span></text:p>
      <text:p text:style-name="Standard"><text:span text:style-name="Source_20_Text"><text:s/>*</text:span></text:p>
      <text:p text:style-name="Standard"><text:span text:style-name="Source_20_Text"><text:s/>* PURPOSE:</text:span></text:p>
      <text:p text:style-name="Standard"><text:span text:style-name="Source_20_Text"><text:s/>* Header file for safssi_stdat.c</text:span></text:p>
      <text:p text:style-name="Standard"><text:span text:style-name="Source_20_Text"><text:s/>*</text:span></text:p>
      <text:p text:style-name="Standard"><text:span text:style-name="Source_20_Text"><text:s/>* REQUIREMENTS:</text:span></text:p>
      <text:p text:style-name="Standard"><text:span text:style-name="Source_20_Text"><text:s/>* NA</text:span></text:p>
      <text:p text:style-name="Standard"><text:span text:style-name="Source_20_Text"><text:s/>*</text:span></text:p>
      <text:p text:style-name="Standard"><text:span text:style-name="Source_20_Text"><text:s/>* INPUT:</text:span></text:p>
      <text:p text:style-name="Standard"><text:span text:style-name="Source_20_Text"><text:s/>* NA</text:span></text:p>
      <text:p text:style-name="Standard"><text:span text:style-name="Source_20_Text"><text:s/>*</text:span></text:p>
      <text:p text:style-name="Standard"><text:span text:style-name="Source_20_Text"><text:s/>* OUTPUT:</text:span></text:p>
      <text:p text:style-name="Standard"><text:span text:style-name="Source_20_Text"><text:s/>* NA</text:span></text:p>
      <text:p text:style-name="Standard"><text:span text:style-name="Source_20_Text"><text:s/>*</text:span></text:p>
      <text:p text:style-name="Standard"><text:span text:style-name="Source_20_Text"><text:s/>* NOTES:</text:span></text:p>
      <text:p text:style-name="Standard"><text:span text:style-name="Source_20_Text"><text:s/>* NA</text:span></text:p>
      <text:p text:style-name="Standard"><text:span text:style-name="Source_20_Text"><text:s/>*</text:span></text:p>
      <text:p text:style-name="Standard"><text:span text:style-name="Source_20_Text"><text:s/>* BUGS:</text:span></text:p>
      <text:p text:style-name="Standard"><text:span text:style-name="Source_20_Text"><text:s/>* NA</text:span></text:p>
      <text:p text:style-name="Standard"><text:span text:style-name="Source_20_Text"><text:s/>*</text:span></text:p>
      <text:p text:style-name="Standard"><text:span text:style-name="Source_20_Text"><text:s/>* AUTHOR:</text:span></text:p>
      <text:p text:style-name="Standard"><text:span text:style-name="Source_20_Text"><text:s/>* Øystein Godøy, DNMI/FOU, 27/09/2002</text:span></text:p>
      <text:p text:style-name="Standard"><text:span text:style-name="Source_20_Text"><text:s/>*</text:span></text:p>
      <text:p text:style-name="Standard"><text:span text:style-name="Source_20_Text"><text:s/>* MODIFIED:</text:span></text:p>
      <text:p text:style-name="Standard"><text:span text:style-name="Source_20_Text"><text:s/>* Øystein Godøy, MI/FOU, 11.04.2003</text:span></text:p>
      <text:p text:style-name="Standard"><text:span text:style-name="Source_20_Text"><text:s/>*</text:span></text:p>
      <text:p text:style-name="Standard"><text:span text:style-name="Source_20_Text"><text:s/>* CVS_ID:</text:span></text:p>
      <text:p text:style-name="Standard"><text:span text:style-name="Source_20_Text"><text:s/>* $Id: safssi_stdat.h,v 1.5 2007/09/12 14:36:22 steingod Exp $</text:span></text:p>
      <text:p text:style-name="Standard"><text:span text:style-name="Source_20_Text"><text:s/>*/</text:span></text:p>
      <text:p text:style-name="Standard"><text:span text:style-name="Source_20_Text"/></text:p>
      <text:p text:style-name="Standard"><text:span text:style-name="Source_20_Text">#ifndef _SAFSSI_STDAT_H</text:span></text:p>
      <text:p text:style-name="Standard"><text:span text:style-name="Source_20_Text">#define _SAFSSI_STDAT_H</text:span></text:p>
      <text:p text:style-name="Standard"><text:span text:style-name="Source_20_Text"/></text:p>
      <text:p text:style-name="Standard"><text:span text:style-name="Source_20_Text">#include &lt;dirent.h&gt;</text:span></text:p>
      <text:p text:style-name="Standard"><text:span text:style-name="Source_20_Text"/></text:p>
      <text:p text:style-name="Standard"><text:span text:style-name="Source_20_Text">#include &lt;fmutil.h&gt;</text:span></text:p>
      <text:p text:style-name="Standard"><text:span text:style-name="Source_20_Text">#include &lt;fmcol.h&gt;</text:span></text:p>
      <text:p text:style-name="Standard"><text:span text:style-name="Source_20_Text">#include &lt;fmcolaccess.h&gt;</text:span></text:p>
      <text:p text:style-name="Standard"><text:span text:style-name="Source_20_Text">#ifdef FMCOL_HAVE_LIBOSIHDF5</text:span></text:p>
      <text:p text:style-name="Standard"><text:span text:style-name="Source_20_Text">#include &lt;safhdf.h&gt;</text:span></text:p>
      <text:p text:style-name="Standard"><text:span text:style-name="Source_20_Text"/></text:p>
      <text:p text:style-name="Standard"><text:span text:style-name="Source_20_Text">#define SAFSSI_MISVAL -999. </text:span></text:p>
      <text:p text:style-name="Standard"><text:span text:style-name="Source_20_Text"/></text:p>
      <text:p text:style-name="Standard"><text:span text:style-name="Source_20_Text">int safssi_stdat(fmgeopos gpos, fmprojspec myproj,</text:span></text:p>
      <text:p text:style-name="Standard"><text:span text:style-name="Source_20_Text"><text:tab/>osihdf *safssi, safssi_data *ssi);</text:span></text:p>
      <text:p text:style-name="Standard"><text:span text:style-name="Source_20_Text">int safssi_init(int boxsize, safssi_data *ssi);</text:span></text:p>
      <text:p text:style-name="Standard"><text:span text:style-name="Source_20_Text">int safssi_free(safssi_data *ssi);</text:span></text:p>
      <text:p text:style-name="Standard"><text:span text:style-name="Source_20_Text">char *safssi_prod(char *filename);</text:span></text:p>
      <text:p text:style-name="Standard"><text:span text:style-name="Source_20_Text">int safssi_name(fmtime refdate, char *basename, char *path, char *filename);</text:span></text:p>
      <text:p text:style-name="Standard"><text:span text:style-name="Source_20_Text">int safssi_check(fmio_img refdata, osihdf *safssi);</text:span></text:p>
      <text:p text:style-name="Standard"><text:span text:style-name="Source_20_Text"/></text:p>
      <text:p text:style-name="Standard"><text:span text:style-name="Source_20_Text">#endif /* FMCOL_HAVE_LIBOSIHDF5 */</text:span></text:p>
      <text:p text:style-name="Standard"><text:span text:style-name="Source_20_Text">#endif /* _SAFSSI_STDAT_H */</text:span></text:p>
      <text:p text:style-name="Standard"><text:span text:style-name="Source_20_Text"/></text:p>
      <text:h text:style-name="Heading_20_3" text:outline-level="3">safcm_stdat.h</text:h>
      <text:p text:style-name="Standard"><text:span text:style-name="Source_20_Text">/*</text:span></text:p>
      <text:p text:style-name="Standard"><text:span text:style-name="Source_20_Text"><text:s/>* NAME:</text:span></text:p>
      <text:p text:style-name="Standard"><text:span text:style-name="Source_20_Text"><text:s/>* safcm_stdat.h</text:span></text:p>
      <text:p text:style-name="Standard"><text:span text:style-name="Source_20_Text"><text:s/>*</text:span></text:p>
      <text:p text:style-name="Standard"><text:span text:style-name="Source_20_Text"><text:s/>* PURPOSE:</text:span></text:p>
      <text:p text:style-name="Standard"><text:span text:style-name="Source_20_Text"><text:s/>* Header file for safcm_stdat.c</text:span></text:p>
      <text:p text:style-name="Standard"><text:span text:style-name="Source_20_Text"><text:s/>*</text:span></text:p>
      <text:p text:style-name="Standard"><text:span text:style-name="Source_20_Text"><text:s/>* REQUIREMENTS:</text:span></text:p>
      <text:p text:style-name="Standard"><text:span text:style-name="Source_20_Text"><text:s/>*</text:span></text:p>
      <text:p text:style-name="Standard"><text:span text:style-name="Source_20_Text"><text:s/>* INPUT:</text:span></text:p>
      <text:p text:style-name="Standard"><text:span text:style-name="Source_20_Text"><text:s/>*</text:span></text:p>
      <text:p text:style-name="Standard"><text:span text:style-name="Source_20_Text"><text:s/>* OUTPUT:</text:span></text:p>
      <text:p text:style-name="Standard"><text:span text:style-name="Source_20_Text"><text:s/>*</text:span></text:p>
      <text:p text:style-name="Standard"><text:span text:style-name="Source_20_Text"><text:s/>* NOTES:</text:span></text:p>
      <text:p text:style-name="Standard"><text:span text:style-name="Source_20_Text"><text:s/>*</text:span></text:p>
      <text:p text:style-name="Standard"><text:span text:style-name="Source_20_Text"><text:s/>* BUGS:</text:span></text:p>
      <text:p text:style-name="Standard"><text:span text:style-name="Source_20_Text"><text:s/>*</text:span></text:p>
      <text:p text:style-name="Standard"><text:span text:style-name="Source_20_Text"><text:s/>* AUTHOR:</text:span></text:p>
      <text:p text:style-name="Standard"><text:span text:style-name="Source_20_Text"><text:s/>* Øystein Godøy, DNMI/FOU, 06/11/2000</text:span></text:p>
      <text:p text:style-name="Standard"><text:span text:style-name="Source_20_Text"><text:s/>*</text:span></text:p>
      <text:p text:style-name="Standard"><text:span text:style-name="Source_20_Text"><text:s/>* MODIFIED:</text:span></text:p>
      <text:p text:style-name="Standard"><text:span text:style-name="Source_20_Text"><text:s/>* Øystein Godøy, MI/FOU, 06.11.2003</text:span></text:p>
      <text:p text:style-name="Standard"><text:span text:style-name="Source_20_Text"><text:s/>* Due to errors when extracting these data, a dummy interface is</text:span></text:p>
      <text:p text:style-name="Standard"><text:span text:style-name="Source_20_Text"><text:s/>* created to circumvent the problem in the current situation. This</text:span></text:p>
      <text:p text:style-name="Standard"><text:span text:style-name="Source_20_Text"><text:s/>* involves the use of a slimmer data structure not containing the</text:span></text:p>
      <text:p text:style-name="Standard"><text:span text:style-name="Source_20_Text"><text:s/>* character strings describing the class names.</text:span></text:p>
      <text:p text:style-name="Standard"><text:span text:style-name="Source_20_Text"><text:s/>*</text:span></text:p>
      <text:p text:style-name="Standard"><text:span text:style-name="Source_20_Text"><text:s/>* CVS_ID:</text:span></text:p>
      <text:p text:style-name="Standard"><text:span text:style-name="Source_20_Text"><text:s/>* $Id: safcm_stdat.h,v 1.7 2007/09/12 14:36:22 steingod Exp $</text:span></text:p>
      <text:p text:style-name="Standard"><text:span text:style-name="Source_20_Text"><text:s/>*/</text:span></text:p>
      <text:p text:style-name="Standard"><text:span text:style-name="Source_20_Text"/></text:p>
      <text:p text:style-name="Standard"><text:span text:style-name="Source_20_Text">#ifndef _SAFCM_STDAT_H</text:span></text:p>
      <text:p text:style-name="Standard"><text:span text:style-name="Source_20_Text">#define _SAFCM_STDAT_H</text:span></text:p>
      <text:p text:style-name="Standard"><text:span text:style-name="Source_20_Text"/></text:p>
      <text:p text:style-name="Standard"><text:span text:style-name="Source_20_Text">#include &lt;fmutil.h&gt;</text:span></text:p>
      <text:p text:style-name="Standard"><text:span text:style-name="Source_20_Text">#include &lt;dirent.h&gt;</text:span></text:p>
      <text:p text:style-name="Standard"><text:span text:style-name="Source_20_Text">#include &lt;fmcol.h&gt;</text:span></text:p>
      <text:p text:style-name="Standard"><text:span text:style-name="Source_20_Text">#include &lt;fmcolaccess.h&gt;</text:span></text:p>
      <text:p text:style-name="Standard"><text:span text:style-name="Source_20_Text"/></text:p>
      <text:p text:style-name="Standard"><text:span text:style-name="Source_20_Text">#ifdef FMCOL_HAVE_LIBPPS_COMMON</text:span></text:p>
      <text:p text:style-name="Standard"><text:span text:style-name="Source_20_Text">#include &lt;pps_cloudproducts_io.h&gt;</text:span></text:p>
      <text:p text:style-name="Standard"><text:span text:style-name="Source_20_Text"/></text:p>
      <text:p text:style-name="Standard"><text:span text:style-name="Source_20_Text">#define M2KM(x) (x/1000.00)</text:span></text:p>
      <text:p text:style-name="Standard"><text:span text:style-name="Source_20_Text"/></text:p>
      <text:p text:style-name="Standard"><text:span text:style-name="Source_20_Text">#define SAFCM_MISVAL 255</text:span></text:p>
      <text:p text:style-name="Standard"><text:span text:style-name="Source_20_Text"/></text:p>
      <text:p text:style-name="Standard"><text:span text:style-name="Source_20_Text">/*</text:span></text:p>
      <text:p text:style-name="Standard"><text:span text:style-name="Source_20_Text"><text:s/>* Probably a flag to determine whether debugging info should be output to</text:span></text:p>
      <text:p text:style-name="Standard"><text:span text:style-name="Source_20_Text"><text:s/>* logs or not, a non-zero number is TRUE probably...</text:span></text:p>
      <text:p text:style-name="Standard"><text:span text:style-name="Source_20_Text"><text:s/>*/</text:span></text:p>
      <text:p text:style-name="Standard"><text:span text:style-name="Source_20_Text">/*int sm_debug = 1;*/</text:span></text:p>
      <text:p text:style-name="Standard"><text:span text:style-name="Source_20_Text"/></text:p>
      <text:p text:style-name="Standard"><text:span text:style-name="Source_20_Text">int safcm_stdat(fmgeopos gpos, fmprojspec myproj, </text:span></text:p>
      <text:p text:style-name="Standard"><text:span text:style-name="Source_20_Text"><text:tab/>CTy_t *ctype, safcm_data *cm);</text:span></text:p>
      <text:p text:style-name="Standard"><text:span text:style-name="Source_20_Text">int safcm_init(int boxsize, safcm_data *cm);</text:span></text:p>
      <text:p text:style-name="Standard"><text:span text:style-name="Source_20_Text">int safcm_free(safcm_data *cm);</text:span></text:p>
      <text:p text:style-name="Standard"><text:span text:style-name="Source_20_Text">char *safcm_prod(char *filename);</text:span></text:p>
      <text:p text:style-name="Standard"><text:span text:style-name="Source_20_Text">int safcm_name(fmtime refdate, char *basename, char *path, char *filename);</text:span></text:p>
      <text:p text:style-name="Standard"><text:span text:style-name="Source_20_Text">int safcm_check(fmio_img refdata, CTy_t *ctype);</text:span></text:p>
      <text:p text:style-name="Standard"><text:span text:style-name="Source_20_Text"/></text:p>
      <text:p text:style-name="Standard"><text:span text:style-name="Source_20_Text">#endif /* FMCOL_HAVE_LIBPPS_COMMON */</text:span></text:p>
      <text:p text:style-name="Standard"><text:span text:style-name="Source_20_Text">#endif /* _SAFCM_STDAT_H */</text:span></text:p>
      <text:p text:style-name="Standard"><text:span text:style-name="Source_20_Text"/></text:p>
      <text:h text:style-name="Heading_20_3" text:outline-level="3">stdats4hdf.h</text:h>
      <text:p text:style-name="Standard"><text:span text:style-name="Source_20_Text">/*</text:span></text:p>
      <text:p text:style-name="Standard"><text:span text:style-name="Source_20_Text"><text:s/>* PURPOSE:</text:span></text:p>
      <text:p text:style-name="Standard"><text:span text:style-name="Source_20_Text"><text:s/>* Header file for the HDF5 software used to store collocated stattionwise</text:span></text:p>
      <text:p text:style-name="Standard"><text:span text:style-name="Source_20_Text"><text:s/>* data.</text:span></text:p>
      <text:p text:style-name="Standard"><text:span text:style-name="Source_20_Text"><text:s/>*</text:span></text:p>
      <text:p text:style-name="Standard"><text:span text:style-name="Source_20_Text"><text:s/>* NOTE:</text:span></text:p>
      <text:p text:style-name="Standard"><text:span text:style-name="Source_20_Text"><text:s/>* See stdats2hdf.c for details.</text:span></text:p>
      <text:p text:style-name="Standard"><text:span text:style-name="Source_20_Text"><text:s/>*</text:span></text:p>
      <text:p text:style-name="Standard"><text:span text:style-name="Source_20_Text"><text:s/>* AUTHOR:</text:span></text:p>
      <text:p text:style-name="Standard"><text:span text:style-name="Source_20_Text"><text:s/>* Øystein Godøy, DNMI/FOU, 27/07/2000</text:span></text:p>
      <text:p text:style-name="Standard"><text:span text:style-name="Source_20_Text"><text:s/>*/</text:span></text:p>
      <text:p text:style-name="Standard"><text:span text:style-name="Source_20_Text"/></text:p>
      <text:p text:style-name="Standard"><text:span text:style-name="Source_20_Text">#ifndef _STDATS4HDF_H</text:span></text:p>
      <text:p text:style-name="Standard"><text:span text:style-name="Source_20_Text">#define _STDATS4HDF_H</text:span></text:p>
      <text:p text:style-name="Standard"><text:span text:style-name="Source_20_Text"/></text:p>
      <text:p text:style-name="Standard"><text:span text:style-name="Source_20_Text">/*</text:span></text:p>
      <text:p text:style-name="Standard"><text:span text:style-name="Source_20_Text"><text:s/>* Header files that are required.</text:span></text:p>
      <text:p text:style-name="Standard"><text:span text:style-name="Source_20_Text"><text:s/>*/</text:span></text:p>
      <text:p text:style-name="Standard"><text:span text:style-name="Source_20_Text">#include &lt;fmutil.h&gt;</text:span></text:p>
      <text:p text:style-name="Standard"><text:span text:style-name="Source_20_Text">#include &lt;hdf5.h&gt;</text:span></text:p>
      <text:p text:style-name="Standard"><text:span text:style-name="Source_20_Text">#include &lt;avhrr_stdat.h&gt;</text:span></text:p>
      <text:p text:style-name="Standard"><text:span text:style-name="Source_20_Text">#include &lt;std_stdat.h&gt;</text:span></text:p>
      <text:p text:style-name="Standard"><text:span text:style-name="Source_20_Text">#include &lt;nwp_stdat.h&gt;</text:span></text:p>
      <text:p text:style-name="Standard"><text:span text:style-name="Source_20_Text"/></text:p>
      <text:p text:style-name="Standard"><text:span text:style-name="Source_20_Text">/*</text:span></text:p>
      <text:p text:style-name="Standard"><text:span text:style-name="Source_20_Text"><text:s/>* Function prototypes.</text:span></text:p>
      <text:p text:style-name="Standard"><text:span text:style-name="Source_20_Text"><text:s/>*/</text:span></text:p>
      <text:p text:style-name="Standard"><text:span text:style-name="Source_20_Text">int stdats2hdf(char *filename, char *class, </text:span></text:p>
      <text:p text:style-name="Standard"><text:span text:style-name="Source_20_Text"><text:tab/>obsstruct sobs, as_data aobs, ns_data nobs);</text:span></text:p>
      <text:p text:style-name="Standard"><text:span text:style-name="Source_20_Text">/*</text:span></text:p>
      <text:p text:style-name="Standard"><text:span text:style-name="Source_20_Text">short read_hdf5_product(char *filename, osihdf *f, short mode);</text:span></text:p>
      <text:p text:style-name="Standard"><text:span text:style-name="Source_20_Text">short init_osihdf(osihdf *f);</text:span></text:p>
      <text:p text:style-name="Standard"><text:span text:style-name="Source_20_Text">short malloc_osihdf(osihdf *f, osi_dtype *dfs, char **desc);</text:span></text:p>
      <text:p text:style-name="Standard"><text:span text:style-name="Source_20_Text">short free_osihdf(osihdf *f);</text:span></text:p>
      <text:p text:style-name="Standard"><text:span text:style-name="Source_20_Text">*/</text:span></text:p>
      <text:p text:style-name="Standard"><text:span text:style-name="Source_20_Text"/></text:p>
      <text:p text:style-name="Standard"><text:span text:style-name="Source_20_Text">/*</text:span></text:p>
      <text:p text:style-name="Standard"><text:span text:style-name="Source_20_Text"><text:s/>* End function prototypes.</text:span></text:p>
      <text:p text:style-name="Standard"><text:span text:style-name="Source_20_Text"><text:s/>*/</text:span></text:p>
      <text:p text:style-name="Standard"><text:span text:style-name="Source_20_Text"/></text:p>
      <text:p text:style-name="Standard"><text:span text:style-name="Source_20_Text">#endif /* _STDATS4HDF_H */</text:span></text:p>
      <text:h text:style-name="Heading_20_3" text:outline-level="3">std_stdat.h</text:h>
      <text:p text:style-name="Standard"><text:span text:style-name="Source_20_Text">/*</text:span></text:p>
      <text:p text:style-name="Standard"><text:span text:style-name="Source_20_Text"><text:s/>* NAME:</text:span></text:p>
      <text:p text:style-name="Standard"><text:span text:style-name="Source_20_Text"><text:s/>* std_stdat.h</text:span></text:p>
      <text:p text:style-name="Standard"><text:span text:style-name="Source_20_Text"><text:s/>*</text:span></text:p>
      <text:p text:style-name="Standard"><text:span text:style-name="Source_20_Text"><text:s/>* PURPOSE:</text:span></text:p>
      <text:p text:style-name="Standard"><text:span text:style-name="Source_20_Text"><text:s/>* Header file for std_stdat.c software.</text:span></text:p>
      <text:p text:style-name="Standard"><text:span text:style-name="Source_20_Text"><text:s/>*</text:span></text:p>
      <text:p text:style-name="Standard"><text:span text:style-name="Source_20_Text"><text:s/>* REQUIREMENTS:</text:span></text:p>
      <text:p text:style-name="Standard"><text:span text:style-name="Source_20_Text"><text:s/>* NA</text:span></text:p>
      <text:p text:style-name="Standard"><text:span text:style-name="Source_20_Text"><text:s/>*</text:span></text:p>
      <text:p text:style-name="Standard"><text:span text:style-name="Source_20_Text"><text:s/>* INPUT:</text:span></text:p>
      <text:p text:style-name="Standard"><text:span text:style-name="Source_20_Text"><text:s/>* NA</text:span></text:p>
      <text:p text:style-name="Standard"><text:span text:style-name="Source_20_Text"><text:s/>*</text:span></text:p>
      <text:p text:style-name="Standard"><text:span text:style-name="Source_20_Text"><text:s/>* OUTPUT:</text:span></text:p>
      <text:p text:style-name="Standard"><text:span text:style-name="Source_20_Text"><text:s/>* NA</text:span></text:p>
      <text:p text:style-name="Standard"><text:span text:style-name="Source_20_Text"><text:s/>*</text:span></text:p>
      <text:p text:style-name="Standard"><text:span text:style-name="Source_20_Text"><text:s/>* NOTES:</text:span></text:p>
      <text:p text:style-name="Standard"><text:span text:style-name="Source_20_Text"><text:s/>* NA</text:span></text:p>
      <text:p text:style-name="Standard"><text:span text:style-name="Source_20_Text"><text:s/>*</text:span></text:p>
      <text:p text:style-name="Standard"><text:span text:style-name="Source_20_Text"><text:s/>* BUGS:</text:span></text:p>
      <text:p text:style-name="Standard"><text:span text:style-name="Source_20_Text"><text:s/>* NA</text:span></text:p>
      <text:p text:style-name="Standard"><text:span text:style-name="Source_20_Text"><text:s/>*</text:span></text:p>
      <text:p text:style-name="Standard"><text:span text:style-name="Source_20_Text"><text:s/>* AUTHOR:</text:span></text:p>
      <text:p text:style-name="Standard"><text:span text:style-name="Source_20_Text"><text:s/>* Øystein Godøy, DNMI/FOU, 25/01/2002</text:span></text:p>
      <text:p text:style-name="Standard"><text:span text:style-name="Source_20_Text"><text:s/>*</text:span></text:p>
      <text:p text:style-name="Standard"><text:span text:style-name="Source_20_Text"><text:s/>* MODIFIED:</text:span></text:p>
      <text:p text:style-name="Standard"><text:span text:style-name="Source_20_Text"><text:s/>* NA</text:span></text:p>
      <text:p text:style-name="Standard"><text:span text:style-name="Source_20_Text"><text:s/>*</text:span></text:p>
      <text:p text:style-name="Standard"><text:span text:style-name="Source_20_Text"><text:s/>* CVS_ID:</text:span></text:p>
      <text:p text:style-name="Standard"><text:span text:style-name="Source_20_Text"><text:s/>* $Id: std_stdat.h,v 1.4 2007/09/12 14:36:22 steingod Exp $</text:span></text:p>
      <text:p text:style-name="Standard"><text:span text:style-name="Source_20_Text"><text:s/>*/</text:span></text:p>
      <text:p text:style-name="Standard"><text:span text:style-name="Source_20_Text"/></text:p>
      <text:p text:style-name="Standard"><text:span text:style-name="Source_20_Text">#ifndef _STD_STDAT_H</text:span></text:p>
      <text:p text:style-name="Standard"><text:span text:style-name="Source_20_Text">#define _STD_STDAT_H</text:span></text:p>
      <text:p text:style-name="Standard"><text:span text:style-name="Source_20_Text"/></text:p>
      <text:p text:style-name="Standard"><text:span text:style-name="Source_20_Text">#include &lt;fmutil.h&gt;</text:span></text:p>
      <text:p text:style-name="Standard"><text:span text:style-name="Source_20_Text">#include &lt;fmcolaccess.h&gt;</text:span></text:p>
      <text:p text:style-name="Standard"><text:span text:style-name="Source_20_Text"/></text:p>
      <text:p text:style-name="Standard"><text:span text:style-name="Source_20_Text">/*</text:span></text:p>
      <text:p text:style-name="Standard"><text:span text:style-name="Source_20_Text"><text:s/>* Time differences are given in seconds</text:span></text:p>
      <text:p text:style-name="Standard"><text:span text:style-name="Source_20_Text"><text:s/>*/</text:span></text:p>
      <text:p text:style-name="Standard"><text:span text:style-name="Source_20_Text">#define SDIFF 5400 /* Accepted time difference from synop time */</text:span></text:p>
      <text:p text:style-name="Standard"><text:span text:style-name="Source_20_Text">#define TSDIFF 1800 /* Generally acceppted time difference syno */</text:span></text:p>
      <text:p text:style-name="Standard"><text:span text:style-name="Source_20_Text">#define TDDIFF 2700 /* Generally acceppted time difference drau */</text:span></text:p>
      <text:p text:style-name="Standard"><text:span text:style-name="Source_20_Text">#define STDATSTRLEN 1024</text:span></text:p>
      <text:p text:style-name="Standard"><text:span text:style-name="Source_20_Text"/></text:p>
      <text:p text:style-name="Standard"><text:span text:style-name="Source_20_Text">int read_stdat(char *ipath, char *basename, fmcol_boolean synop, </text:span></text:p>
      <text:p text:style-name="Standard"><text:span text:style-name="Source_20_Text"><text:tab/>time_t timeid, stdatstruct *pobs); </text:span></text:p>
      <text:p text:style-name="Standard"><text:span text:style-name="Source_20_Text">int get_stdat_h(char *infile, stdatstruct *obsl);</text:span></text:p>
      <text:p text:style-name="Standard"><text:span text:style-name="Source_20_Text">int fill_stdat_h(char *infile, time_t vtime, stdatstruct *obsl); </text:span></text:p>
      <text:p text:style-name="Standard"><text:span text:style-name="Source_20_Text">int init_stdat(stdatstruct *obsl); </text:span></text:p>
      <text:p text:style-name="Standard"><text:span text:style-name="Source_20_Text">int free_stdat(stdatstruct *obsl);</text:span></text:p>
      <text:p text:style-name="Standard"><text:span text:style-name="Source_20_Text"/></text:p>
      <text:p text:style-name="Standard"><text:span text:style-name="Source_20_Text">#endif /* <text:s/>_STD_STDAT_H */</text:span></text:p>
      <text:h text:style-name="Heading_20_1" text:outline-level="1">Library functions</text:h>
      <text:h text:style-name="Heading_20_2" text:outline-level="2">Writing</text:h>
      <text:h text:style-name="Heading_20_2" text:outline-level="2">Reading</text:h>
      <text:h text:style-name="Heading_20_2" text:outline-level="2">Internal</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GB"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Times" fo:language="en" fo:country="US" fo:font-weight="normal"/>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ext-properties fo:font-size="11pt" fo:language="en" fo:country="GB" fo:font-weight="normal"/>
    </style:style>
    <style:style style:name="Heading" style:family="paragraph" style:parent-style-name="Standard" style:next-style-name="Text_20_body" style:class="text" style:master-page-name="">
      <style:paragraph-properties fo:margin-top="0.423cm" fo:margin-bottom="0.212cm" fo:break-before="auto" fo:break-after="auto" fo:keep-with-next="always"/>
      <style:text-properties style:font-name="Times" fo:font-size="14pt" fo:language="en" fo:country="GB" fo:font-weight="normal"/>
    </style:style>
    <style:style style:name="Heading_20_1" style:display-name="Heading 1" style:family="paragraph" style:parent-style-name="Heading" style:next-style-name="Text_20_body" style:class="text" style:master-page-name="" style:default-outline-level="1">
      <style:paragraph-properties fo:margin-top="1cm" fo:margin-bottom="0.21cm" fo:break-before="auto" fo:break-after="auto"/>
      <style:text-properties style:font-name="Times1" fo:font-size="14pt" fo:language="en" fo:country="GB" fo:font-weight="bold"/>
    </style:style>
    <style:style style:name="Heading_20_2" style:display-name="Heading 2" style:family="paragraph" style:parent-style-name="Heading" style:next-style-name="Text_20_body" style:class="text" style:master-page-name="" style:default-outline-level="2">
      <style:paragraph-properties fo:break-before="auto" fo:break-after="auto"/>
      <style:text-properties style:font-name="Times1" fo:font-size="12pt" fo:language="en" fo:country="GB" fo:font-style="normal" fo:font-weight="bold"/>
    </style:style>
    <style:style style:name="Heading_20_3" style:display-name="Heading 3" style:family="paragraph" style:parent-style-name="Heading" style:next-style-name="Text_20_body" style:class="text" style:master-page-name="" style:default-outline-level="3">
      <style:paragraph-properties fo:break-before="auto" fo:break-after="auto"/>
      <style:text-properties style:font-name="Times2" fo:font-size="12pt" fo:language="en" fo:country="GB" fo:font-style="italic" fo:font-weight="normal"/>
    </style:style>
    <style:style style:name="Heading_20_4" style:display-name="Heading 4" style:family="paragraph" style:parent-style-name="Heading" style:next-style-name="Text_20_body" style:class="text" style:master-page-name="" style:default-outline-level="4">
      <style:paragraph-properties fo:break-before="auto" fo:break-after="auto"/>
      <style:text-properties style:font-name="Times" fo:font-size="12pt" fo:language="en" fo:country="GB" fo:font-style="normal" fo:font-weight="normal"/>
    </style:style>
    <style:style style:name="Heading_20_5" style:display-name="Heading 5" style:family="paragraph" style:parent-style-name="Heading" style:next-style-name="Text_20_body" style:class="text" style:master-page-name="" style:default-outline-level="5">
      <style:paragraph-properties fo:break-before="auto" fo:break-after="auto"/>
      <style:text-properties style:font-name="Helvetica1" fo:font-size="85%" fo:language="en" fo:country="US" fo:font-weight="bold"/>
    </style:style>
    <style:style style:name="Heading_20_6" style:display-name="Heading 6" style:family="paragraph" style:parent-style-name="Heading" style:next-style-name="Text_20_body" style:class="text" style:master-page-name="" style:default-outline-level="6">
      <style:paragraph-properties fo:break-before="auto" fo:break-after="auto"/>
      <style:text-properties style:font-name="Helvetica1" fo:font-size="75%" fo:language="nb" fo:country="NO" fo:font-weight="bold"/>
    </style:style>
    <style:style style:name="Heading_20_7" style:display-name="Heading 7" style:family="paragraph" style:parent-style-name="Heading" style:next-style-name="Text_20_body" style:class="text" style:master-page-name="" style:default-outline-level="7">
      <style:paragraph-properties fo:break-before="auto" fo:break-after="auto"/>
      <style:text-properties style:font-name="Helvetica1" fo:font-size="75%" fo:language="nb" fo:country="NO" fo:font-weight="bold"/>
    </style:style>
    <style:style style:name="Heading_20_8" style:display-name="Heading 8" style:family="paragraph" style:parent-style-name="Heading" style:next-style-name="Text_20_body" style:class="text" style:master-page-name="" style:default-outline-level="8">
      <style:paragraph-properties fo:break-before="auto" fo:break-after="auto"/>
      <style:text-properties style:font-name="Helvetica1" fo:font-size="75%" fo:language="nb" fo:country="NO" fo:font-weight="bold"/>
    </style:style>
    <style:style style:name="Heading_20_9" style:display-name="Heading 9" style:family="paragraph" style:parent-style-name="Heading" style:next-style-name="Text_20_body" style:class="text" style:master-page-name="" style:default-outline-level="9">
      <style:paragraph-properties fo:break-before="auto" fo:break-after="auto"/>
      <style:text-properties style:font-name="Helvetica1" fo:font-size="75%" fo:language="nb" fo:country="NO" fo:font-weight="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fo:text-align="center" style:justify-single-word="false" fo:padding="0cm" fo:border="none" text:number-lines="false" text:line-number="0">
        <style:tab-stops>
          <style:tab-stop style:position="7.325cm" style:type="center"/>
          <style:tab-stop style:position="14.651cm" style:type="right"/>
        </style:tab-stops>
      </style:paragraph-properties>
      <style:text-properties fo:text-transform="uppercase" style:text-position="0% 100%" style:font-name="Helvetica" fo:font-size="8pt" fo:language="nb" fo:country="NO" fo:font-weight="normal"/>
    </style:style>
    <style:style style:name="Footer" style:family="paragraph" style:parent-style-name="Standard" style:class="extra">
      <style:paragraph-properties fo:text-align="center" style:justify-single-word="false" fo:padding="0.049cm" fo:border="0.002cm solid #000000" text:number-lines="false" text:line-number="0">
        <style:tab-stops>
          <style:tab-stop style:position="7.325cm" style:type="center"/>
          <style:tab-stop style:position="14.651cm" style:type="right"/>
        </style:tab-stops>
      </style:paragraph-properties>
      <style:text-properties fo:text-transform="uppercase" style:font-name="Helvetica" fo:font-size="8pt" fo:language="nb" fo:country="NO" fo:font-weight="normal"/>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text-properties style:font-name="Helvetica" fo:font-size="10pt" fo:language="en" fo:country="GB" fo:font-weight="normal"/>
    </style:style>
    <style:style style:name="Table_20_Heading" style:display-name="Table Heading" style:family="paragraph" style:parent-style-name="Table_20_Contents" style:class="extra" style:master-page-name="">
      <style:paragraph-properties fo:text-align="start" style:justify-single-word="false" text:number-lines="false" text:line-number="0"/>
      <style:text-properties fo:font-style="normal" fo:font-weight="bold"/>
    </style:style>
    <style:style style:name="Caption" style:family="paragraph" style:parent-style-name="Standard" style:class="extra">
      <style:paragraph-properties fo:margin-top="0.212cm" fo:margin-bottom="0.212cm" text:number-lines="false" text:line-number="0"/>
      <style:text-properties fo:font-size="10pt" fo:language="nb" fo:country="NO" fo:font-style="italic" fo:font-weight="normal"/>
    </style:style>
    <style:style style:name="Illustration" style:family="paragraph" style:parent-style-name="Caption" style:class="extra"/>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fo:language="nb" fo:country="NO"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1" fo:font-size="16pt" fo:language="en" fo:country="GB"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fo:language="en" fo:country="GB"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text-properties fo:language="en" fo:country="GB"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text-properties fo:language="en" fo:country="GB"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53cm" style:type="right" style:leader-style="dotted" style:leader-text="."/>
        </style:tab-stops>
      </style:paragraph-properties>
      <style:text-properties fo:language="en" fo:country="GB"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54cm" style:type="right" style:leader-style="dotted" style:leader-text="."/>
        </style:tab-stops>
      </style:paragraph-properties>
      <style:text-properties fo:language="nb" fo:country="NO"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55cm" style:type="right" style:leader-style="dotted" style:leader-text="."/>
        </style:tab-stops>
      </style:paragraph-properties>
      <style:text-properties fo:language="nb" fo:country="NO" fo:font-weight="normal"/>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656cm" style:type="right" style:leader-style="dotted" style:leader-text="."/>
        </style:tab-stops>
      </style:paragraph-properties>
      <style:text-properties fo:language="nb" fo:country="NO" fo:font-weight="normal"/>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Title" style:family="paragraph" style:parent-style-name="Heading" style:next-style-name="Subtitle" style:class="chapter">
      <style:paragraph-properties fo:margin-left="0cm" fo:margin-right="0cm" fo:margin-top="0.42cm" fo:margin-bottom="1cm" fo:text-align="end" style:justify-single-word="false" fo:text-indent="0cm" style:auto-text-indent="false"/>
      <style:text-properties style:font-name="Helvetica1" fo:font-size="40pt" fo:language="nb" fo:country="NO" fo:font-weight="bold"/>
    </style:style>
    <style:style style:name="Subtitle" style:family="paragraph" style:parent-style-name="Heading" style:next-style-name="Text_20_body" style:class="chapter" style:master-page-name="">
      <style:paragraph-properties fo:margin-left="1.499cm" fo:margin-right="0cm" fo:text-align="end" style:justify-single-word="false" fo:text-indent="0cm" style:auto-text-indent="false" fo:break-before="auto" fo:break-after="auto"/>
      <style:text-properties style:font-name="Helvetica" fo:font-size="24pt" fo:language="nb" fo:country="NO" fo:font-style="italic" fo:font-weight="normal"/>
    </style:style>
    <style:style style:name="Authors" style:family="paragraph" style:parent-style-name="Text_20_body" style:next-style-name="Endnote">
      <style:paragraph-properties fo:margin-top="0.499cm" fo:margin-bottom="0.199cm" fo:text-align="center" style:justify-single-word="false"/>
      <style:text-properties fo:font-variant="small-caps" fo:font-style="normal" fo:font-weight="normal"/>
    </style:style>
    <style:style style:name="Organization" style:family="paragraph" style:parent-style-name="Text_20_body" style:next-style-name="Heading" style:master-page-name="">
      <style:paragraph-properties fo:margin-top="0cm" fo:margin-bottom="0.199cm" fo:text-align="center" style:justify-single-word="false"/>
      <style:text-properties fo:font-variant="normal" fo:text-transform="none" fo:font-size="10pt" fo:letter-spacing="normal" fo:font-style="italic" fo:font-weight="normal"/>
    </style:style>
    <style:style style:name="Equation" style:family="paragraph" style:parent-style-name="Text_20_body" style:next-style-name="Text_20_body" style:list-style-name="List_20_5"/>
    <style:style style:name="Eq." style:family="paragraph" style:parent-style-name="Caption"/>
    <style:style style:name="Appendix" style:family="paragraph" style:parent-style-name="Heading" style:next-style-name="Text_20_body"/>
    <style:style style:name="Date" style:family="paragraph" style:parent-style-name="Organization" style:next-style-name="Heading_20_1" style:master-page-name="">
      <style:paragraph-properties fo:margin-top="0cm" fo:margin-bottom="0.499cm"/>
      <style:text-properties fo:font-variant="normal" fo:text-transform="none" fo:letter-spacing="normal"/>
    </style:style>
    <style:style style:name="Table_20_Titles" style:display-name="Table Titles" style:family="paragraph" style:parent-style-name="Table_20_Contents" style:master-page-name="">
      <style:paragraph-properties fo:text-align="end" style:justify-single-word="false"/>
      <style:text-properties fo:text-transform="uppercase" style:font-name="Helvetica1" fo:font-size="8pt" fo:font-weight="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uxi Mono" fo:font-size="10pt" style:font-name-asian="Luxi Mono" style:font-name-complex="Luxi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style:list-level-properties text:min-label-width="0.499cm"/>
      </text:outline-level-style>
      <text:outline-level-style text:level="2" style:num-suffix=" " style:num-format="1" text:display-levels="2">
        <style:list-level-properties text:min-label-width="0.499cm"/>
      </text:outline-level-style>
      <text:outline-level-style text:level="3" style:num-suffix=" " style:num-format="1" text:display-levels="3">
        <style:list-level-properties text:min-label-width="0.499cm"/>
      </text:outline-level-style>
      <text:outline-level-style text:level="4" style:num-suffix=" " style:num-format="1" text:display-levels="4">
        <style:list-level-properties text:min-label-width="0.499cm"/>
      </text:outline-level-style>
      <text:outline-level-style text:level="5" style:num-suffix=" " style:num-format="1" text:display-levels="5">
        <style:list-level-properties text:min-label-width="0.499cm"/>
      </text:outline-level-style>
      <text:outline-level-style text:level="6" style:num-suffix=" " style:num-format="1" text:display-levels="6">
        <style:list-level-properties text:min-label-width="0.499cm"/>
      </text:outline-level-style>
      <text:outline-level-style text:level="7" style:num-suffix=" " style:num-format="1" text:display-levels="7">
        <style:list-level-properties text:min-label-width="0.499cm"/>
      </text:outline-level-style>
      <text:outline-level-style text:level="8" style:num-suffix=" " style:num-format="1" text:display-levels="8">
        <style:list-level-properties text:min-label-width="0.499cm"/>
      </text:outline-level-style>
      <text:outline-level-style text:level="9" style:num-suffix=" " style:num-format="1" text:display-levels="9">
        <style:list-level-properties text:min-label-width="0.499cm"/>
      </text:outline-level-style>
      <text:outline-level-style text:level="10" style:num-suffix=" " style:num-format="1" text:display-levels="10">
        <style:list-level-properties text:min-label-width="0.499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1" style:family="table">
      <style:table-properties style:width="14.651cm" table:align="margins"/>
    </style:style>
    <style:style style:name="Table1.A" style:family="table-column">
      <style:table-column-properties style:column-width="4.884cm" style:rel-column-width="21845*"/>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C1" style:family="table-cell">
      <style:table-cell-properties style:vertical-align="middle" fo:padding="0.097cm" fo:border="0.002cm solid #000000"/>
    </style:style>
    <style:style style:name="P1" style:family="paragraph" style:parent-style-name="Table_20_Contents">
      <style:paragraph-properties fo:margin-top="0cm" fo:margin-bottom="0cm" fo:text-align="center" style:justify-single-word="false"/>
      <style:text-properties fo:font-size="8pt" fo:language="en" fo:country="GB" fo:font-weight="normal"/>
    </style:style>
    <style:style style:name="P2" style:family="paragraph" style:parent-style-name="Table_20_Contents">
      <style:paragraph-properties fo:margin-top="0cm" fo:margin-bottom="0cm"/>
      <style:text-properties fo:font-size="8pt" fo:language="en" fo:country="GB" fo:font-weight="normal"/>
    </style:style>
    <style:style style:name="P3"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9.999cm" fo:margin-bottom="2.54cm" fo:margin-left="3.18cm" fo:margin-right="3.18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day number:style="long"/>
      <number:text>.</number:text>
      <number:month number:style="long"/>
      <number:text>.</number:text>
      <number:year number:style="long"/>
    </number:date-style>
  </office:automatic-styles>
  <office:master-styles>
    <style:master-page style:name="Standard" style:page-layout-name="pm1">
      <style:header>
        <table:table table:name="Table1" table:style-name="Table1">
          <table:table-column table:style-name="Table1.A" table:number-columns-repeated="3"/>
          <table:table-row>
            <table:table-cell table:style-name="Table1.A1" office:value-type="string">
              <text:p text:style-name="P1">Norwegian Meteorological Institute</text:p>
            </table:table-cell>
            <table:table-cell table:style-name="Table1.A1" office:value-type="string">
              <text:p text:style-name="P1"><text:reference-ref text:reference-format="text" text:ref-name="title">libfmcol User Manual</text:reference-ref></text:p>
            </table:table-cell>
            <table:table-cell table:style-name="Table1.C1" office:value-type="string">
              <text:p text:style-name="P2">File: <text:file-name text:display="name-and-extension">libfmcol_user_manual.odt</text:file-name></text:p>
              <text:p text:style-name="P2">Date: <text:modification-date style:data-style-name="N106">28.02.2008</text:modification-date></text:p>
              <text:p text:style-name="P2">Page: <text:page-number text:select-page="current">2</text:page-number>/<text:page-count>24</text:page-count></text:p>
            </table:table-cell>
          </table:table-row>
        </table:table>
        <text:p text:style-name="P3"/>
      </style:head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Øystein Godøy</meta:initial-creator>
    <meta:creation-date>2006-10-13T08:41:01</meta:creation-date>
    <dc:creator>Øystein Godøy</dc:creator>
    <dc:date>2008-02-28T20:50:45</dc:date>
    <dc:language>en-GB</dc:language>
    <meta:editing-cycles>89</meta:editing-cycles>
    <meta:editing-duration>PT6H24M47S</meta:editing-duration>
    <meta:template xlink:type="simple" xlink:actuate="onRequest" xlink:role="template" xlink:href="../../../../../docs/templates/TekDokEng.stw" xlink:title="Technical documentation" meta:date="2006-10-13T08:41:01"/>
    <meta:user-defined meta:name="Info 0"/>
    <meta:user-defined meta:name="Info 1"/>
    <meta:user-defined meta:name="Info 2"/>
    <meta:user-defined meta:name="Info 3"/>
    <meta:document-statistic meta:table-count="4" meta:image-count="1" meta:object-count="0" meta:page-count="24" meta:paragraph-count="911" meta:word-count="3464" meta:character-count="23475"/>
  </office:meta>
</office:document-meta>
</file>